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11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11.915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3.784cm"/>
    </style:style>
    <style:style style:name="co8" style:family="table-column">
      <style:table-column-properties fo:break-before="auto" style:column-width="4.008cm"/>
    </style:style>
    <style:style style:name="co9" style:family="table-column">
      <style:table-column-properties fo:break-before="auto" style:column-width="15.663cm"/>
    </style:style>
    <style:style style:name="co10" style:family="table-column">
      <style:table-column-properties fo:break-before="auto" style:column-width="4.754cm"/>
    </style:style>
    <style:style style:name="co11" style:family="table-column">
      <style:table-column-properties fo:break-before="auto" style:column-width="5.114cm"/>
    </style:style>
    <style:style style:name="co12" style:family="table-column">
      <style:table-column-properties fo:break-before="auto" style:column-width="5.196cm"/>
    </style:style>
    <style:style style:name="co13" style:family="table-column">
      <style:table-column-properties fo:break-before="auto" style:column-width="2.681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5.502cm"/>
    </style:style>
    <style:style style:name="co16" style:family="table-column">
      <style:table-column-properties fo:break-before="auto" style:column-width="5.722cm"/>
    </style:style>
    <style:style style:name="co17" style:family="table-column">
      <style:table-column-properties fo:break-before="auto" style:column-width="17.443cm"/>
    </style:style>
    <style:style style:name="co18" style:family="table-column">
      <style:table-column-properties fo:break-before="auto" style:column-width="5.943cm"/>
    </style:style>
    <style:style style:name="co19" style:family="table-column">
      <style:table-column-properties fo:break-before="auto" style:column-width="3.87cm"/>
    </style:style>
    <style:style style:name="co20" style:family="table-column">
      <style:table-column-properties fo:break-before="auto" style:column-width="5.639cm"/>
    </style:style>
    <style:style style:name="co21" style:family="table-column">
      <style:table-column-properties fo:break-before="auto" style:column-width="3.593cm"/>
    </style:style>
    <style:style style:name="co22" style:family="table-column">
      <style:table-column-properties fo:break-before="auto" style:column-width="4.202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Nimbus Sans 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Sans 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Nimbus Sans 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Nimbus Sans L" fo:font-size="12pt" style:font-size-asian="12pt" style:font-size-complex="12pt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Nimbus Sans 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Nimbus Sans L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313739" style:text-line-through-style="none" style:text-line-through-type="none" style:font-name="Nimbus Sans L" fo:font-size="11pt" fo:font-style="italic" style:text-underline-style="none" fo:font-weight="bold" style:font-name-asian="Arial" style:font-size-asian="11pt" style:font-style-asian="italic" style:font-weight-asian="bold" style:font-size-complex="11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1f1c1b" style:text-line-through-style="none" style:text-line-through-type="none" style:font-name="Nimbus Sans 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313739" style:text-line-through-style="none" style:text-line-through-type="none" style:font-name="Nimbus Sans L" fo:font-size="11pt" fo:font-style="italic" style:text-underline-style="none" fo:font-weight="normal" style:font-name-asian="Ari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text-line-through-type="none" style:font-name="Nimbus Sans 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Nimbus Sans L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fo:language="es" fo:country="CO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1f1c1b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Sans 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Nimbus Sans 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Nimbus Sans L"/>
    </style:style>
    <style:style style:name="ce3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Nimbus Sans 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Nimbus Sans L"/>
    </style:style>
  </office:automatic-styles>
  <office:body>
    <office:spreadsheet>
      <table:table table:name="Catalogo Padr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20" table:default-cell-style-name="ce4"/>
        <table:table-row table:style-name="ro1">
          <table:table-cell table:style-name="ce1" office:value-type="string" calcext:value-type="string">
            <text:p>id_list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fecha_creación</text:p>
          </table:table-cell>
          <table:table-cell table:style-name="ce1" office:value-type="string" calcext:value-type="string">
            <text:p>Activo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talogo Sistema ARKA</text:p>
          </table:table-cell>
          <table:table-cell table:style-name="ce5" office:value-type="string" calcext:value-type="string">
            <text:p>01/04/2015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22"/>
          <table:table-cell table:number-columns-repeated="998"/>
        </table:table-row>
        <table:table-row table:style-name="ro2" table:number-rows-repeated="997">
          <table:table-cell table:style-name="ce3" table:number-columns-repeated="26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talogos Hijos" table:style-name="ta1"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column table:style-name="co9" table:default-cell-style-name="ce20"/>
        <table:table-column table:style-name="co10" table:default-cell-style-name="ce4"/>
        <table:table-column table:style-name="co1" table:number-columns-repeated="1016" table:default-cell-style-name="ce4"/>
        <table:table-row table:style-name="ro4">
          <table:table-cell table:style-name="ce6" office:value-type="string" calcext:value-type="string">
            <text:p>elemento_id</text:p>
          </table:table-cell>
          <table:table-cell table:style-name="ce6" office:value-type="string" calcext:value-type="string">
            <text:p>elemento_padre</text:p>
          </table:table-cell>
          <table:table-cell table:style-name="ce7" office:value-type="string" calcext:value-type="string">
            <text:p>elemento_codigo</text:p>
          </table:table-cell>
          <table:table-cell table:style-name="ce6" office:value-type="string" calcext:value-type="string">
            <text:p>elemento_catalogo</text:p>
          </table:table-cell>
          <table:table-cell table:style-name="ce7" office:value-type="string" calcext:value-type="string">
            <text:p>elemento_nombre</text:p>
          </table:table-cell>
          <table:table-cell table:style-name="ce6" office:value-type="string" calcext:value-type="string">
            <text:p>fecha_creacion</text:p>
          </table:table-cell>
          <table:table-cell table:style-name="ce6" office:value-type="string" calcext:value-type="string">
            <text:p>Id_Grupo</text:p>
          </table:table-cell>
          <table:table-cell table:style-name="ce3" table:number-columns-repeated="11"/>
          <table:table-cell table:number-columns-repeated="1004"/>
        </table:table-row>
        <table:table-row table:style-name="ro4"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Elementos sin nivel de Inventario definido</text:p>
          </table:table-cell>
          <table:table-cell table:style-name="ce21" office:value-type="string" calcext:value-type="string">
            <text:p>2015-04-01</text:p>
          </table:table-cell>
          <table:table-cell table:style-name="ce6"/>
          <table:table-cell table:style-name="Default"/>
          <table:table-cell table:style-name="ce24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-2" calcext:value-type="float">
            <text:p>-2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Elementos sin nivel de inventario defini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-2" calcext:value-type="float">
            <text:p>-2</text:p>
          </table:table-cell>
          <table:table-cell table:style-name="ce22" office:value-type="float" office:value="51111401" calcext:value-type="float">
            <text:p>51111401</text:p>
          </table:table-cell>
          <table:table-cell table:style-name="ce24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Consumo</text:p>
          </table:table-cell>
          <table:table-cell table:style-name="ce21" office:value-type="string" calcext:value-type="string">
            <text:p>2015-04-01</text:p>
          </table:table-cell>
          <table:table-cell table:style-name="ce6"/>
          <table:table-cell table:style-name="ce23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2" calcext:value-type="float">
            <text:p>10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ombustibl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float" office:value="51114602" calcext:value-type="float">
            <text:p>51114602</text:p>
          </table:table-cell>
          <table:table-cell table:style-name="ce24" office:value-type="float" office:value="19102202" calcext:value-type="float">
            <text:p>191022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1" calcext:value-type="float">
            <text:p>102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líquidos.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" calcext:value-type="float">
            <text:p>3</text:p>
          </table:table-cell>
          <table:table-cell table:style-name="ce23" office:value-type="float" office:value="51114602" calcext:value-type="float">
            <text:p>51114602</text:p>
          </table:table-cell>
          <table:table-cell table:style-name="ce23" office:value-type="float" office:value="19102202" calcext:value-type="float">
            <text:p>191022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2" calcext:value-type="float">
            <text:p>102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gaseos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float" office:value="51114602" calcext:value-type="float">
            <text:p>51114602</text:p>
          </table:table-cell>
          <table:table-cell table:style-name="ce23" office:value-type="float" office:value="19102202" calcext:value-type="float">
            <text:p>191022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3" calcext:value-type="float">
            <text:p>102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sólid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" calcext:value-type="float">
            <text:p>5</text:p>
          </table:table-cell>
          <table:table-cell table:style-name="ce23" office:value-type="float" office:value="51114602" calcext:value-type="float">
            <text:p>51114602</text:p>
          </table:table-cell>
          <table:table-cell table:style-name="ce23" office:value-type="float" office:value="19102202" calcext:value-type="float">
            <text:p>191022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edicamentos, materiales quirúrgicos y de sanidad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" calcext:value-type="float">
            <text:p>6</text:p>
          </table:table-cell>
          <table:table-cell table:style-name="ce24" office:value-type="float" office:value="51119003" calcext:value-type="float">
            <text:p>51119003</text:p>
          </table:table-cell>
          <table:table-cell table:style-name="ce24" office:value-type="float" office:value="19100103" calcext:value-type="float">
            <text:p>191001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1" calcext:value-type="float">
            <text:p>103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edicamentos para atención human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" calcext:value-type="float">
            <text:p>7</text:p>
          </table:table-cell>
          <table:table-cell table:style-name="ce23" office:value-type="float" office:value="51119003" calcext:value-type="float">
            <text:p>51119003</text:p>
          </table:table-cell>
          <table:table-cell table:style-name="ce23" office:value-type="float" office:value="19100103" calcext:value-type="float">
            <text:p>191001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2" calcext:value-type="float">
            <text:p>103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y materiales para atención human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float" office:value="51119003" calcext:value-type="float">
            <text:p>51119003</text:p>
          </table:table-cell>
          <table:table-cell table:style-name="ce23" office:value-type="float" office:value="19100103" calcext:value-type="float">
            <text:p>191001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3" calcext:value-type="float">
            <text:p>103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edicamentos para atención animal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" calcext:value-type="float">
            <text:p>9</text:p>
          </table:table-cell>
          <table:table-cell table:style-name="ce23" office:value-type="float" office:value="51119003" calcext:value-type="float">
            <text:p>51119003</text:p>
          </table:table-cell>
          <table:table-cell table:style-name="ce23" office:value-type="float" office:value="19100103" calcext:value-type="float">
            <text:p>191001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4" calcext:value-type="float">
            <text:p>103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y materiales para atención animal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" calcext:value-type="float">
            <text:p>10</text:p>
          </table:table-cell>
          <table:table-cell table:style-name="ce23" office:value-type="float" office:value="51119003" calcext:value-type="float">
            <text:p>51119003</text:p>
          </table:table-cell>
          <table:table-cell table:style-name="ce23" office:value-type="float" office:value="19100103" calcext:value-type="float">
            <text:p>191001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4" calcext:value-type="float">
            <text:p>10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, materiales y materias primas para construcción, instalación y labor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" calcext:value-type="float">
            <text:p>11</text:p>
          </table:table-cell>
          <table:table-cell table:style-name="ce24" office:value-type="float" office:value="51111404" calcext:value-type="float">
            <text:p>51111404</text:p>
          </table:table-cell>
          <table:table-cell table:style-name="ce24" office:value-type="float" office:value="19100104" calcext:value-type="float">
            <text:p>191001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1" calcext:value-type="float">
            <text:p>104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construcción y reparación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" calcext:value-type="float">
            <text:p>12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2" calcext:value-type="float">
            <text:p>1040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de instalación y adhesión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" calcext:value-type="float">
            <text:p>13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3" calcext:value-type="float">
            <text:p>104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mantenimiento de instalaciones físic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" calcext:value-type="float">
            <text:p>14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4" calcext:value-type="float">
            <text:p>104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Herramientas de consum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" calcext:value-type="float">
            <text:p>15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9" calcext:value-type="float">
            <text:p>10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Semillas y abon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6" calcext:value-type="float">
            <text:p>16</text:p>
          </table:table-cell>
          <table:table-cell table:style-name="ce24" office:value-type="float" office:value="51119009" calcext:value-type="float">
            <text:p>51119009</text:p>
          </table:table-cell>
          <table:table-cell table:style-name="ce24" office:value-type="float" office:value="19100109" calcext:value-type="float">
            <text:p>19100109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0901" calcext:value-type="float">
            <text:p>109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Abon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7" calcext:value-type="float">
            <text:p>17</text:p>
          </table:table-cell>
          <table:table-cell table:style-name="ce23" office:value-type="float" office:value="51119009" calcext:value-type="float">
            <text:p>51119009</text:p>
          </table:table-cell>
          <table:table-cell table:style-name="ce23" office:value-type="float" office:value="19100109" calcext:value-type="float">
            <text:p>19100109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0902" calcext:value-type="float">
            <text:p>109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Semill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8" calcext:value-type="float">
            <text:p>18</text:p>
          </table:table-cell>
          <table:table-cell table:style-name="ce23" office:value-type="float" office:value="51119009" calcext:value-type="float">
            <text:p>51119009</text:p>
          </table:table-cell>
          <table:table-cell table:style-name="ce23" office:value-type="float" office:value="19100109" calcext:value-type="float">
            <text:p>19100109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0" calcext:value-type="float">
            <text:p>11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para oficin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9" calcext:value-type="float">
            <text:p>19</text:p>
          </table:table-cell>
          <table:table-cell table:style-name="ce24" office:value-type="float" office:value="51119010" calcext:value-type="float">
            <text:p>51119010</text:p>
          </table:table-cell>
          <table:table-cell table:style-name="ce24" office:value-type="float" office:value="19100110" calcext:value-type="float">
            <text:p>19100110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11002" calcext:value-type="float">
            <text:p>110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oficina, escritorio y papeleri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0" calcext:value-type="float">
            <text:p>20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Víveres, abarrotes y elementos de Cafeterí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1" calcext:value-type="float">
            <text:p>21</text:p>
          </table:table-cell>
          <table:table-cell table:style-name="ce24" office:value-type="float" office:value="51115511" calcext:value-type="float">
            <text:p>51115511</text:p>
          </table:table-cell>
          <table:table-cell table:style-name="ce24" office:value-type="float" office:value="19100111" calcext:value-type="float">
            <text:p>1910011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float" office:value="11101" calcext:value-type="float">
            <text:p>111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Víver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2" calcext:value-type="float">
            <text:p>22</text:p>
          </table:table-cell>
          <table:table-cell table:style-name="ce23" office:value-type="float" office:value="51115511" calcext:value-type="float">
            <text:p>51115511</text:p>
          </table:table-cell>
          <table:table-cell table:style-name="ce23" office:value-type="float" office:value="19100111" calcext:value-type="float">
            <text:p>1910011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float" office:value="11102" calcext:value-type="float">
            <text:p>111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Utensilios de cafeterí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3" calcext:value-type="float">
            <text:p>23</text:p>
          </table:table-cell>
          <table:table-cell table:style-name="ce23" office:value-type="float" office:value="51115511" calcext:value-type="float">
            <text:p>51115511</text:p>
          </table:table-cell>
          <table:table-cell table:style-name="ce23" office:value-type="float" office:value="19100111" calcext:value-type="float">
            <text:p>1910011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2" calcext:value-type="float">
            <text:p>11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puestos para maquinaria y equip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4" calcext:value-type="float">
            <text:p>24</text:p>
          </table:table-cell>
          <table:table-cell table:style-name="ce25" office:value-type="float" office:value="51111412" calcext:value-type="float">
            <text:p>51111412</text:p>
          </table:table-cell>
          <table:table-cell table:style-name="ce25" office:value-type="float" office:value="19100112" calcext:value-type="float">
            <text:p>191001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1" calcext:value-type="float">
            <text:p>112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máquina de escribir y calculador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5" calcext:value-type="float">
            <text:p>25</text:p>
          </table:table-cell>
          <table:table-cell table:style-name="ce26" office:value-type="float" office:value="51111412" calcext:value-type="float">
            <text:p>51111412</text:p>
          </table:table-cell>
          <table:table-cell table:style-name="ce26" office:value-type="float" office:value="19100112" calcext:value-type="float">
            <text:p>191001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2" calcext:value-type="float">
            <text:p>112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equipo de computación, impresoras y similar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6" calcext:value-type="float">
            <text:p>26</text:p>
          </table:table-cell>
          <table:table-cell table:style-name="ce26" office:value-type="float" office:value="51111412" calcext:value-type="float">
            <text:p>51111412</text:p>
          </table:table-cell>
          <table:table-cell table:style-name="ce26" office:value-type="float" office:value="19100112" calcext:value-type="float">
            <text:p>191001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3" calcext:value-type="float">
            <text:p>112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equipos de laboratori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7" calcext:value-type="float">
            <text:p>27</text:p>
          </table:table-cell>
          <table:table-cell table:style-name="ce26" office:value-type="float" office:value="51111412" calcext:value-type="float">
            <text:p>51111412</text:p>
          </table:table-cell>
          <table:table-cell table:style-name="ce26" office:value-type="float" office:value="19100112" calcext:value-type="float">
            <text:p>191001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4" calcext:value-type="float">
            <text:p>112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vehícul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8" calcext:value-type="float">
            <text:p>28</text:p>
          </table:table-cell>
          <table:table-cell table:style-name="ce26" office:value-type="float" office:value="51119017" calcext:value-type="float">
            <text:p>51119017</text:p>
          </table:table-cell>
          <table:table-cell table:style-name="ce26" office:value-type="float" office:value="19100118" calcext:value-type="float">
            <text:p>1910011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5" calcext:value-type="float">
            <text:p>112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ascensores, plantas eléctricas y máquinas hidráulic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9" calcext:value-type="float">
            <text:p>29</text:p>
          </table:table-cell>
          <table:table-cell table:style-name="ce26" office:value-type="float" office:value="51111412" calcext:value-type="float">
            <text:p>51111412</text:p>
          </table:table-cell>
          <table:table-cell table:style-name="ce26" office:value-type="float" office:value="19100112" calcext:value-type="float">
            <text:p>191001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3" calcext:value-type="float">
            <text:p>11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aseo y protección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0" calcext:value-type="float">
            <text:p>30</text:p>
          </table:table-cell>
          <table:table-cell table:style-name="ce25" office:value-type="float" office:value="51115501" calcext:value-type="float">
            <text:p>51115501</text:p>
          </table:table-cell>
          <table:table-cell table:style-name="ce25" office:value-type="float" office:value="19102101" calcext:value-type="float">
            <text:p>19102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11301" calcext:value-type="float">
            <text:p>113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protección y seguridad industrial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1" calcext:value-type="float">
            <text:p>31</text:p>
          </table:table-cell>
          <table:table-cell table:style-name="ce26" office:value-type="float" office:value="16600328" calcext:value-type="float">
            <text:p>16600328</text:p>
          </table:table-cell>
          <table:table-cell table:style-name="ce26" office:value-type="float" office:value="16350228" calcext:value-type="float">
            <text:p>1635022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11302" calcext:value-type="float">
            <text:p>113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ase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2" calcext:value-type="float">
            <text:p>32</text:p>
          </table:table-cell>
          <table:table-cell table:style-name="ce26" office:value-type="float" office:value="51115501" calcext:value-type="float">
            <text:p>51115501</text:p>
          </table:table-cell>
          <table:table-cell table:style-name="ce26" office:value-type="float" office:value="19102101" calcext:value-type="float">
            <text:p>19102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4" calcext:value-type="float">
            <text:p>11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Dotacio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3" calcext:value-type="float">
            <text:p>33</text:p>
          </table:table-cell>
          <table:table-cell table:style-name="ce27" office:value-type="float" office:value="51110320" calcext:value-type="float">
            <text:p>51110320</text:p>
          </table:table-cell>
          <table:table-cell table:style-name="ce27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1" calcext:value-type="float">
            <text:p>114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emplead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4" calcext:value-type="float">
            <text:p>34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2" calcext:value-type="float">
            <text:p>114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deportist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5" calcext:value-type="float">
            <text:p>35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3" calcext:value-type="float">
            <text:p>114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grupos cultural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6" calcext:value-type="float">
            <text:p>36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4" calcext:value-type="float">
            <text:p>114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Pupitres para aulas de clase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7" calcext:value-type="float">
            <text:p>37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5" calcext:value-type="float">
            <text:p>114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consumo para bibliotec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8" calcext:value-type="float">
            <text:p>38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15" calcext:value-type="float">
            <text:p>11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Impresos y publicacio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9" calcext:value-type="float">
            <text:p>39</text:p>
          </table:table-cell>
          <table:table-cell table:style-name="ce29" office:value-type="float" office:value="51111401" calcext:value-type="float">
            <text:p>51111401</text:p>
          </table:table-cell>
          <table:table-cell table:style-name="ce29" office:value-type="float" office:value="19100101" calcext:value-type="float">
            <text:p>1910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0" calcext:value-type="float">
            <text:p>40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1" calcext:value-type="float">
            <text:p>115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vist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0" calcext:value-type="float">
            <text:p>40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1" calcext:value-type="float">
            <text:p>41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2" calcext:value-type="float">
            <text:p>115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Libr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1" calcext:value-type="float">
            <text:p>41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2" calcext:value-type="float">
            <text:p>42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3" calcext:value-type="float">
            <text:p>115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mpresos publicitari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2" calcext:value-type="float">
            <text:p>42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3" calcext:value-type="float">
            <text:p>43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4" calcext:value-type="float">
            <text:p>115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nsumos para artes gráfic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3" calcext:value-type="float">
            <text:p>43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4" calcext:value-type="float">
            <text:p>44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5" calcext:value-type="float">
            <text:p>115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iplomas y Actas de Gr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4" calcext:value-type="float">
            <text:p>44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6" calcext:value-type="float">
            <text:p>11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premiaciones, condolencias y decoracio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5" calcext:value-type="float">
            <text:p>45</text:p>
          </table:table-cell>
          <table:table-cell table:style-name="ce25" office:value-type="float" office:value="51113708" calcext:value-type="float">
            <text:p>51113708</text:p>
          </table:table-cell>
          <table:table-cell table:style-name="ce25" office:value-type="float" office:value="19100108" calcext:value-type="float">
            <text:p>1910010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6" calcext:value-type="float">
            <text:p>46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float" office:value="11601" calcext:value-type="float">
            <text:p>116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condecoraciones y reconocimient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6" calcext:value-type="float">
            <text:p>46</text:p>
          </table:table-cell>
          <table:table-cell table:style-name="ce26" office:value-type="float" office:value="51113708" calcext:value-type="float">
            <text:p>51113708</text:p>
          </table:table-cell>
          <table:table-cell table:style-name="ce26" office:value-type="float" office:value="19100108" calcext:value-type="float">
            <text:p>1910010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7" calcext:value-type="float">
            <text:p>47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float" office:value="11602" calcext:value-type="float">
            <text:p>116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decoración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7" calcext:value-type="float">
            <text:p>47</text:p>
          </table:table-cell>
          <table:table-cell table:style-name="ce26" office:value-type="float" office:value="51113708" calcext:value-type="float">
            <text:p>51113708</text:p>
          </table:table-cell>
          <table:table-cell table:style-name="ce26" office:value-type="float" office:value="19100108" calcext:value-type="float">
            <text:p>1910010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8" calcext:value-type="float">
            <text:p>4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7" calcext:value-type="float">
            <text:p>117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y Suministros de Laboratorio 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8" calcext:value-type="float">
            <text:p>48</text:p>
          </table:table-cell>
          <table:table-cell table:style-name="ce25" office:value-type="float" office:value="51111401" calcext:value-type="float">
            <text:p>51111401</text:p>
          </table:table-cell>
          <table:table-cell table:style-name="ce25" office:value-type="float" office:value="19100117" calcext:value-type="float">
            <text:p>1910011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9" calcext:value-type="float">
            <text:p>49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1" calcext:value-type="float">
            <text:p>117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nsumos de laboratori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9" calcext:value-type="float">
            <text:p>49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17" calcext:value-type="float">
            <text:p>1910011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0" calcext:value-type="float">
            <text:p>50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2" calcext:value-type="float">
            <text:p>117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aterial de vidrio para laboratori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0" calcext:value-type="float">
            <text:p>50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17" calcext:value-type="float">
            <text:p>1910011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1" calcext:value-type="float">
            <text:p>51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3" calcext:value-type="float">
            <text:p>117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activ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1" calcext:value-type="float">
            <text:p>51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17" calcext:value-type="float">
            <text:p>1910011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2" calcext:value-type="float">
            <text:p>52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4" calcext:value-type="float">
            <text:p>117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consumo para laboratorio de músic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2" calcext:value-type="float">
            <text:p>52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17" calcext:value-type="float">
            <text:p>1910011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3" calcext:value-type="float">
            <text:p>5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21" calcext:value-type="float">
            <text:p>121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PACITACION,BIENESTAR SOCIAL Y ESTIMUL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3" calcext:value-type="float">
            <text:p>53</text:p>
          </table:table-cell>
          <table:table-cell table:style-name="ce25" office:value-type="float" office:value="51111401" calcext:value-type="float">
            <text:p>51111401</text:p>
          </table:table-cell>
          <table:table-cell table:style-name="ce25" office:value-type="float" office:value="19102300" calcext:value-type="float">
            <text:p>19102300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25" calcext:value-type="float">
            <text:p>12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ateriales y Suministr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4" calcext:value-type="float">
            <text:p>54</text:p>
          </table:table-cell>
          <table:table-cell table:style-name="ce24" office:value-type="float" office:value="51111401" calcext:value-type="float">
            <text:p>51111401</text:p>
          </table:table-cell>
          <table:table-cell table:style-name="ce24" office:value-type="float" office:value="19100101" calcext:value-type="float">
            <text:p>1910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5" calcext:value-type="float">
            <text:p>55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1" calcext:value-type="float">
            <text:p>125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ateriales y suministros en General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5" calcext:value-type="float">
            <text:p>55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6" calcext:value-type="float">
            <text:p>56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2" calcext:value-type="float">
            <text:p>125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aterial educativ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6" calcext:value-type="float">
            <text:p>56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2" calcext:value-type="float">
            <text:p>191001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7" calcext:value-type="float">
            <text:p>57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3" calcext:value-type="float">
            <text:p>125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Fotocopi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7" calcext:value-type="float">
            <text:p>57</text:p>
          </table:table-cell>
          <table:table-cell table:style-name="ce23" office:value-type="float" office:value="5111220100" calcext:value-type="float">
            <text:p>5111220100</text:p>
          </table:table-cell>
          <table:table-cell table:style-name="ce23" office:value-type="float" office:value="1910010500" calcext:value-type="float">
            <text:p>1910010500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8" calcext:value-type="float">
            <text:p>58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601" calcext:value-type="float">
            <text:p>12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Otros Cargos Diferid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8" calcext:value-type="float">
            <text:p>58</text:p>
          </table:table-cell>
          <table:table-cell table:style-name="ce23" office:value-type="float" office:value="51119002" calcext:value-type="float">
            <text:p>51119002</text:p>
          </table:table-cell>
          <table:table-cell table:style-name="ce23" office:value-type="float" office:value="19109003" calcext:value-type="float">
            <text:p>191090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9" calcext:value-type="float">
            <text:p>5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2602" calcext:value-type="float">
            <text:p>12602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Impresos y Publicacio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9" calcext:value-type="float">
            <text:p>59</text:p>
          </table:table-cell>
          <table:table-cell table:style-name="ce29" office:value-type="float" office:value="51112102" calcext:value-type="float">
            <text:p>51112102</text:p>
          </table:table-cell>
          <table:table-cell table:style-name="ce29" office:value-type="float" office:value="19109002" calcext:value-type="float">
            <text:p>191090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volutiv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0" calcext:value-type="float">
            <text:p>60</text:p>
          </table:table-cell>
          <table:table-cell table:style-name="ce23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1" calcext:value-type="float">
            <text:p>6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1" calcext:value-type="float">
            <text:p>20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Arm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1" calcext:value-type="float">
            <text:p>61</text:p>
          </table:table-cell>
          <table:table-cell table:style-name="ce24" office:value-type="float" office:value="16551001" calcext:value-type="float">
            <text:p>16551001</text:p>
          </table:table-cell>
          <table:table-cell table:style-name="ce24" office:value-type="float" office:value="16350101" calcext:value-type="float">
            <text:p>1635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2" calcext:value-type="float">
            <text:p>62</text:p>
          </table:table-cell>
          <table:table-cell table:style-name="ce6" office:value-type="float" office:value="61" calcext:value-type="float">
            <text:p>61</text:p>
          </table:table-cell>
          <table:table-cell table:style-name="ce12" office:value-type="float" office:value="20101" calcext:value-type="float">
            <text:p>20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rmas de fueg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2" calcext:value-type="float">
            <text:p>62</text:p>
          </table:table-cell>
          <table:table-cell table:style-name="ce23" office:value-type="float" office:value="16551001" calcext:value-type="float">
            <text:p>16551001</text:p>
          </table:table-cell>
          <table:table-cell table:style-name="ce23" office:value-type="float" office:value="16350101" calcext:value-type="float">
            <text:p>1635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3" calcext:value-type="float">
            <text:p>63</text:p>
          </table:table-cell>
          <table:table-cell table:style-name="ce6" office:value-type="float" office:value="61" calcext:value-type="float">
            <text:p>61</text:p>
          </table:table-cell>
          <table:table-cell table:style-name="ce12" office:value-type="float" office:value="20102" calcext:value-type="float">
            <text:p>20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armas de fueg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3" calcext:value-type="float">
            <text:p>63</text:p>
          </table:table-cell>
          <table:table-cell table:style-name="ce23" office:value-type="float" office:value="16551001" calcext:value-type="float">
            <text:p>16551001</text:p>
          </table:table-cell>
          <table:table-cell table:style-name="ce23" office:value-type="float" office:value="16350101" calcext:value-type="float">
            <text:p>1635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4" calcext:value-type="float">
            <text:p>64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2" calcext:value-type="float">
            <text:p>20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Discotecas y musicotec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4" calcext:value-type="float">
            <text:p>64</text:p>
          </table:table-cell>
          <table:table-cell table:style-name="ce24" office:value-type="float" office:value="16550502" calcext:value-type="float">
            <text:p>16550502</text:p>
          </table:table-cell>
          <table:table-cell table:style-name="ce24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5" calcext:value-type="float">
            <text:p>65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1" calcext:value-type="float">
            <text:p>202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Juegos de luc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5" calcext:value-type="float">
            <text:p>65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6" calcext:value-type="float">
            <text:p>66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2" calcext:value-type="float">
            <text:p>202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juegos de luc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6" calcext:value-type="float">
            <text:p>66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7" calcext:value-type="float">
            <text:p>67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3" calcext:value-type="float">
            <text:p>202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 de soni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7" calcext:value-type="float">
            <text:p>67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8" calcext:value-type="float">
            <text:p>68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4" calcext:value-type="float">
            <text:p>202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equipos de soni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8" calcext:value-type="float">
            <text:p>68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9" calcext:value-type="float">
            <text:p>69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5" calcext:value-type="float">
            <text:p>2020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Tarim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9" calcext:value-type="float">
            <text:p>69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0" calcext:value-type="float">
            <text:p>70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6" calcext:value-type="float">
            <text:p>20206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tarim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0" calcext:value-type="float">
            <text:p>70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1" calcext:value-type="float">
            <text:p>71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7" calcext:value-type="float">
            <text:p>20207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olecciones musical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1" calcext:value-type="float">
            <text:p>71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2" calcext:value-type="float">
            <text:p>7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3" calcext:value-type="float">
            <text:p>20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cult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2" calcext:value-type="float">
            <text:p>72</text:p>
          </table:table-cell>
          <table:table-cell table:style-name="ce24" office:value-type="float" office:value="19600303" calcext:value-type="float">
            <text:p>19600303</text:p>
          </table:table-cell>
          <table:table-cell table:style-name="ce24" office:value-type="float" office:value="16359003" calcext:value-type="float">
            <text:p>163590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3" calcext:value-type="float">
            <text:p>73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1" calcext:value-type="float">
            <text:p>203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Ornament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3" calcext:value-type="float">
            <text:p>73</text:p>
          </table:table-cell>
          <table:table-cell table:style-name="ce23" office:value-type="float" office:value="19600303" calcext:value-type="float">
            <text:p>19600303</text:p>
          </table:table-cell>
          <table:table-cell table:style-name="ce23" office:value-type="float" office:value="16359003" calcext:value-type="float">
            <text:p>163590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4" calcext:value-type="float">
            <text:p>74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2" calcext:value-type="float">
            <text:p>203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stiduras litúrgicas y ropa de altar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4" calcext:value-type="float">
            <text:p>74</text:p>
          </table:table-cell>
          <table:table-cell table:style-name="ce23" office:value-type="float" office:value="19600303" calcext:value-type="float">
            <text:p>19600303</text:p>
          </table:table-cell>
          <table:table-cell table:style-name="ce23" office:value-type="float" office:value="16359003" calcext:value-type="float">
            <text:p>163590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5" calcext:value-type="float">
            <text:p>75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3" calcext:value-type="float">
            <text:p>203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Símbolos y objetos patri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5" calcext:value-type="float">
            <text:p>75</text:p>
          </table:table-cell>
          <table:table-cell table:style-name="ce23" office:value-type="float" office:value="19600303" calcext:value-type="float">
            <text:p>19600303</text:p>
          </table:table-cell>
          <table:table-cell table:style-name="ce23" office:value-type="float" office:value="16359003" calcext:value-type="float">
            <text:p>163590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6" calcext:value-type="float">
            <text:p>7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4" calcext:value-type="float">
            <text:p>20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museo, cuadros y pintur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6" calcext:value-type="float">
            <text:p>76</text:p>
          </table:table-cell>
          <table:table-cell table:style-name="ce24" office:value-type="float" office:value="19600104" calcext:value-type="float">
            <text:p>19600104</text:p>
          </table:table-cell>
          <table:table-cell table:style-name="ce24" office:value-type="float" office:value="16350304" calcext:value-type="float">
            <text:p>163503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7" calcext:value-type="float">
            <text:p>77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1" calcext:value-type="float">
            <text:p>204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scultur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7" calcext:value-type="float">
            <text:p>77</text:p>
          </table:table-cell>
          <table:table-cell table:style-name="ce23" office:value-type="float" office:value="19600104" calcext:value-type="float">
            <text:p>19600104</text:p>
          </table:table-cell>
          <table:table-cell table:style-name="ce23" office:value-type="float" office:value="16350304" calcext:value-type="float">
            <text:p>163503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8" calcext:value-type="float">
            <text:p>78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2" calcext:value-type="float">
            <text:p>204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Pintur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8" calcext:value-type="float">
            <text:p>78</text:p>
          </table:table-cell>
          <table:table-cell table:style-name="ce23" office:value-type="float" office:value="19600104" calcext:value-type="float">
            <text:p>19600104</text:p>
          </table:table-cell>
          <table:table-cell table:style-name="ce23" office:value-type="float" office:value="16350304" calcext:value-type="float">
            <text:p>163503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9" calcext:value-type="float">
            <text:p>79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3" calcext:value-type="float">
            <text:p>204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iologi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9" calcext:value-type="float">
            <text:p>79</text:p>
          </table:table-cell>
          <table:table-cell table:style-name="ce23" office:value-type="float" office:value="19600104" calcext:value-type="float">
            <text:p>19600104</text:p>
          </table:table-cell>
          <table:table-cell table:style-name="ce23" office:value-type="float" office:value="16350304" calcext:value-type="float">
            <text:p>163503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0" calcext:value-type="float">
            <text:p>80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4" calcext:value-type="float">
            <text:p>204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uman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0" calcext:value-type="float">
            <text:p>80</text:p>
          </table:table-cell>
          <table:table-cell table:style-name="ce23" office:value-type="float" office:value="19600104" calcext:value-type="float">
            <text:p>19600104</text:p>
          </table:table-cell>
          <table:table-cell table:style-name="ce23" office:value-type="float" office:value="16350304" calcext:value-type="float">
            <text:p>163503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1" calcext:value-type="float">
            <text:p>8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áquinas para procesar aliment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1" calcext:value-type="float">
            <text:p>81</text:p>
          </table:table-cell>
          <table:table-cell table:style-name="ce24" office:value-type="float" office:value="16800206" calcext:value-type="float">
            <text:p>16800206</text:p>
          </table:table-cell>
          <table:table-cell table:style-name="ce24" office:value-type="float" office:value="16351106" calcext:value-type="float">
            <text:p>16351106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2" calcext:value-type="float">
            <text:p>82</text:p>
          </table:table-cell>
          <table:table-cell table:style-name="ce6" office:value-type="float" office:value="81" calcext:value-type="float">
            <text:p>81</text:p>
          </table:table-cell>
          <table:table-cell table:style-name="ce12" office:value-type="float" office:value="20601" calcext:value-type="float">
            <text:p>20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despensa y cocin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2" calcext:value-type="float">
            <text:p>82</text:p>
          </table:table-cell>
          <table:table-cell table:style-name="ce23" office:value-type="float" office:value="16800206" calcext:value-type="float">
            <text:p>16800206</text:p>
          </table:table-cell>
          <table:table-cell table:style-name="ce23" office:value-type="float" office:value="16351106" calcext:value-type="float">
            <text:p>16351106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3" calcext:value-type="float">
            <text:p>8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 y maquinaria para comunicacio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3" calcext:value-type="float">
            <text:p>83</text:p>
          </table:table-cell>
          <table:table-cell table:style-name="ce24" office:value-type="float" office:value="16700107" calcext:value-type="float">
            <text:p>16700107</text:p>
          </table:table-cell>
          <table:table-cell table:style-name="ce24" office:value-type="float" office:value="16350407" calcext:value-type="float">
            <text:p>1635040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4" calcext:value-type="float">
            <text:p>84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1" calcext:value-type="float">
            <text:p>207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municación en audi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4" calcext:value-type="float">
            <text:p>84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5" calcext:value-type="float">
            <text:p>85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3" calcext:value-type="float">
            <text:p>207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municación en imáge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5" calcext:value-type="float">
            <text:p>85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6" calcext:value-type="float">
            <text:p>86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4" calcext:value-type="float">
            <text:p>207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Satélites, transmisores y anten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6" calcext:value-type="float">
            <text:p>86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7" calcext:value-type="float">
            <text:p>87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5" calcext:value-type="float">
            <text:p>2070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Radar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7" calcext:value-type="float">
            <text:p>87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8" calcext:value-type="float">
            <text:p>88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90" calcext:value-type="float">
            <text:p>20790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proyección de imáge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8" calcext:value-type="float">
            <text:p>88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9" calcext:value-type="float">
            <text:p>89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8" calcext:value-type="float">
            <text:p>208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aquinarias industrial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9" calcext:value-type="float">
            <text:p>89</text:p>
          </table:table-cell>
          <table:table-cell table:style-name="ce24" office:value-type="float" office:value="16550108" calcext:value-type="float">
            <text:p>16550108</text:p>
          </table:table-cell>
          <table:table-cell table:style-name="ce24" office:value-type="float" office:value="16350108" calcext:value-type="float">
            <text:p>1635010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0" calcext:value-type="float">
            <text:p>90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1" calcext:value-type="float">
            <text:p>208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nstrucción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0" calcext:value-type="float">
            <text:p>90</text:p>
          </table:table-cell>
          <table:table-cell table:style-name="ce23" office:value-type="float" office:value="16550108" calcext:value-type="float">
            <text:p>16550108</text:p>
          </table:table-cell>
          <table:table-cell table:style-name="ce23" office:value-type="float" office:value="16350108" calcext:value-type="float">
            <text:p>1635010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1" calcext:value-type="float">
            <text:p>91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2" calcext:value-type="float">
            <text:p>208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taller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1" calcext:value-type="float">
            <text:p>91</text:p>
          </table:table-cell>
          <table:table-cell table:style-name="ce23" office:value-type="float" office:value="16550108" calcext:value-type="float">
            <text:p>16550108</text:p>
          </table:table-cell>
          <table:table-cell table:style-name="ce23" office:value-type="float" office:value="16350108" calcext:value-type="float">
            <text:p>1635010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2" calcext:value-type="float">
            <text:p>92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2" calcext:value-type="float">
            <text:p>208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ase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2" calcext:value-type="float">
            <text:p>92</text:p>
          </table:table-cell>
          <table:table-cell table:style-name="ce23" office:value-type="float" office:value="16550108" calcext:value-type="float">
            <text:p>16550108</text:p>
          </table:table-cell>
          <table:table-cell table:style-name="ce23" office:value-type="float" office:value="16350108" calcext:value-type="float">
            <text:p>1635010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3" calcext:value-type="float">
            <text:p>9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9" calcext:value-type="float">
            <text:p>209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elementos para deporte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3" calcext:value-type="float">
            <text:p>93</text:p>
          </table:table-cell>
          <table:table-cell table:style-name="ce24" office:value-type="float" office:value="16550609" calcext:value-type="float">
            <text:p>16550609</text:p>
          </table:table-cell>
          <table:table-cell table:style-name="ce24" office:value-type="float" office:value="16359009" calcext:value-type="float">
            <text:p>16359009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4" calcext:value-type="float">
            <text:p>94</text:p>
          </table:table-cell>
          <table:table-cell table:style-name="ce6" office:value-type="float" office:value="93" calcext:value-type="float">
            <text:p>93</text:p>
          </table:table-cell>
          <table:table-cell table:style-name="ce12" office:value-type="float" office:value="20901" calcext:value-type="float">
            <text:p>209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áquinas para gimnasi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4" calcext:value-type="float">
            <text:p>94</text:p>
          </table:table-cell>
          <table:table-cell table:style-name="ce23" office:value-type="float" office:value="16550609" calcext:value-type="float">
            <text:p>16550609</text:p>
          </table:table-cell>
          <table:table-cell table:style-name="ce23" office:value-type="float" office:value="16359009" calcext:value-type="float">
            <text:p>16359009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5" calcext:value-type="float">
            <text:p>95</text:p>
          </table:table-cell>
          <table:table-cell table:style-name="ce6" office:value-type="float" office:value="93" calcext:value-type="float">
            <text:p>93</text:p>
          </table:table-cell>
          <table:table-cell table:style-name="ce12" office:value-type="float" office:value="20902" calcext:value-type="float">
            <text:p>209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lementos devolutivos para prácticas deportiv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5" calcext:value-type="float">
            <text:p>95</text:p>
          </table:table-cell>
          <table:table-cell table:style-name="ce23" office:value-type="float" office:value="16550609" calcext:value-type="float">
            <text:p>16550609</text:p>
          </table:table-cell>
          <table:table-cell table:style-name="ce23" office:value-type="float" office:value="16359009" calcext:value-type="float">
            <text:p>16359009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6" calcext:value-type="float">
            <text:p>9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0" calcext:value-type="float">
            <text:p>21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para laboratori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6" calcext:value-type="float">
            <text:p>96</text:p>
          </table:table-cell>
          <table:table-cell table:style-name="ce24" office:value-type="float" office:value="16600210" calcext:value-type="float">
            <text:p>16600210</text:p>
          </table:table-cell>
          <table:table-cell table:style-name="ce24" office:value-type="float" office:value="16350210" calcext:value-type="float">
            <text:p>16350210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7" calcext:value-type="float">
            <text:p>97</text:p>
          </table:table-cell>
          <table:table-cell table:style-name="ce6" office:value-type="float" office:value="96" calcext:value-type="float">
            <text:p>96</text:p>
          </table:table-cell>
          <table:table-cell table:style-name="ce12" office:value-type="float" office:value="21001" calcext:value-type="float">
            <text:p>210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laboratori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7" calcext:value-type="float">
            <text:p>97</text:p>
          </table:table-cell>
          <table:table-cell table:style-name="ce23" office:value-type="float" office:value="16600210" calcext:value-type="float">
            <text:p>16600210</text:p>
          </table:table-cell>
          <table:table-cell table:style-name="ce23" office:value-type="float" office:value="16350210" calcext:value-type="float">
            <text:p>16350210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8" calcext:value-type="float">
            <text:p>98</text:p>
          </table:table-cell>
          <table:table-cell table:style-name="ce6" office:value-type="float" office:value="96" calcext:value-type="float">
            <text:p>96</text:p>
          </table:table-cell>
          <table:table-cell table:style-name="ce12" office:value-type="float" office:value="21002" calcext:value-type="float">
            <text:p>210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al para laboratori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8" calcext:value-type="float">
            <text:p>98</text:p>
          </table:table-cell>
          <table:table-cell table:style-name="ce23" office:value-type="float" office:value="16600210" calcext:value-type="float">
            <text:p>16600210</text:p>
          </table:table-cell>
          <table:table-cell table:style-name="ce23" office:value-type="float" office:value="16350210" calcext:value-type="float">
            <text:p>16350210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9" calcext:value-type="float">
            <text:p>99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1" calcext:value-type="float">
            <text:p>21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áquinas para medicin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9" calcext:value-type="float">
            <text:p>99</text:p>
          </table:table-cell>
          <table:table-cell table:style-name="ce24" office:value-type="float" office:value="16609001" calcext:value-type="float">
            <text:p>16609001</text:p>
          </table:table-cell>
          <table:table-cell table:style-name="ce24" office:value-type="float" office:value="16350211" calcext:value-type="float">
            <text:p>1635021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1" calcext:value-type="float">
            <text:p>21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medicin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0" calcext:value-type="float">
            <text:p>100</text:p>
          </table:table-cell>
          <table:table-cell table:style-name="ce23" office:value-type="float" office:value="16609001" calcext:value-type="float">
            <text:p>16609001</text:p>
          </table:table-cell>
          <table:table-cell table:style-name="ce23" office:value-type="float" office:value="16350211" calcext:value-type="float">
            <text:p>1635021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2" calcext:value-type="float">
            <text:p>21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odontologí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1" calcext:value-type="float">
            <text:p>101</text:p>
          </table:table-cell>
          <table:table-cell table:style-name="ce23" office:value-type="float" office:value="16609001" calcext:value-type="float">
            <text:p>16609001</text:p>
          </table:table-cell>
          <table:table-cell table:style-name="ce23" office:value-type="float" office:value="16350211" calcext:value-type="float">
            <text:p>1635021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8" calcext:value-type="float">
            <text:p>21108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 de apoyo terapéutic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2" calcext:value-type="float">
            <text:p>102</text:p>
          </table:table-cell>
          <table:table-cell table:style-name="ce23" office:value-type="float" office:value="16609001" calcext:value-type="float">
            <text:p>16609001</text:p>
          </table:table-cell>
          <table:table-cell table:style-name="ce23" office:value-type="float" office:value="16350211" calcext:value-type="float">
            <text:p>1635021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2" calcext:value-type="float">
            <text:p>21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 y máquina de oficin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3" calcext:value-type="float">
            <text:p>103</text:p>
          </table:table-cell>
          <table:table-cell table:style-name="ce24" office:value-type="float" office:value="16650212" calcext:value-type="float">
            <text:p>16650212</text:p>
          </table:table-cell>
          <table:table-cell table:style-name="ce24" office:value-type="float" office:value="16350312" calcext:value-type="float">
            <text:p>163503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1" calcext:value-type="float">
            <text:p>212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comunicación para oficin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4" calcext:value-type="float">
            <text:p>104</text:p>
          </table:table-cell>
          <table:table-cell table:style-name="ce23" office:value-type="float" office:value="16650212" calcext:value-type="float">
            <text:p>16650212</text:p>
          </table:table-cell>
          <table:table-cell table:style-name="ce23" office:value-type="float" office:value="16350312" calcext:value-type="float">
            <text:p>163503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2" calcext:value-type="float">
            <text:p>212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Fotocopiador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5" calcext:value-type="float">
            <text:p>105</text:p>
          </table:table-cell>
          <table:table-cell table:style-name="ce23" office:value-type="float" office:value="16650212" calcext:value-type="float">
            <text:p>16650212</text:p>
          </table:table-cell>
          <table:table-cell table:style-name="ce23" office:value-type="float" office:value="16350312" calcext:value-type="float">
            <text:p>163503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3" calcext:value-type="float">
            <text:p>212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mpresoras y Scáner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6" calcext:value-type="float">
            <text:p>106</text:p>
          </table:table-cell>
          <table:table-cell table:style-name="ce23" office:value-type="float" office:value="16650212" calcext:value-type="float">
            <text:p>16650212</text:p>
          </table:table-cell>
          <table:table-cell table:style-name="ce23" office:value-type="float" office:value="16350312" calcext:value-type="float">
            <text:p>163503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3" calcext:value-type="float">
            <text:p>21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Vehículos y máquinas para transporte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7" calcext:value-type="float">
            <text:p>107</text:p>
          </table:table-cell>
          <table:table-cell table:style-name="ce24" office:value-type="float" office:value="16750213" calcext:value-type="float">
            <text:p>16750213</text:p>
          </table:table-cell>
          <table:table-cell table:style-name="ce24" office:value-type="float" office:value="16350513" calcext:value-type="float">
            <text:p>1635051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1" calcext:value-type="float">
            <text:p>213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terrestre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8" calcext:value-type="float">
            <text:p>108</text:p>
          </table:table-cell>
          <table:table-cell table:style-name="ce23" office:value-type="float" office:value="16750213" calcext:value-type="float">
            <text:p>16750213</text:p>
          </table:table-cell>
          <table:table-cell table:style-name="ce23" office:value-type="float" office:value="16350513" calcext:value-type="float">
            <text:p>1635051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2" calcext:value-type="float">
            <text:p>213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fluvial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9" calcext:value-type="float">
            <text:p>109</text:p>
          </table:table-cell>
          <table:table-cell table:style-name="ce23" office:value-type="float" office:value="16750213" calcext:value-type="float">
            <text:p>16750213</text:p>
          </table:table-cell>
          <table:table-cell table:style-name="ce23" office:value-type="float" office:value="16350513" calcext:value-type="float">
            <text:p>1635051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3" calcext:value-type="float">
            <text:p>213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aérre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0" calcext:value-type="float">
            <text:p>110</text:p>
          </table:table-cell>
          <table:table-cell table:style-name="ce23" office:value-type="float" office:value="16750213" calcext:value-type="float">
            <text:p>16750213</text:p>
          </table:table-cell>
          <table:table-cell table:style-name="ce23" office:value-type="float" office:value="16350513" calcext:value-type="float">
            <text:p>1635051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4" calcext:value-type="float">
            <text:p>21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Herramient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1" calcext:value-type="float">
            <text:p>111</text:p>
          </table:table-cell>
          <table:table-cell table:style-name="ce24" office:value-type="float" office:value="16551114" calcext:value-type="float">
            <text:p>16551114</text:p>
          </table:table-cell>
          <table:table-cell table:style-name="ce24" office:value-type="float" office:value="16350114" calcext:value-type="float">
            <text:p>1635011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1" calcext:value-type="float">
            <text:p>214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Agropecuari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2" calcext:value-type="float">
            <text:p>112</text:p>
          </table:table-cell>
          <table:table-cell table:style-name="ce23" office:value-type="float" office:value="16551114" calcext:value-type="float">
            <text:p>16551114</text:p>
          </table:table-cell>
          <table:table-cell table:style-name="ce23" office:value-type="float" office:value="16350114" calcext:value-type="float">
            <text:p>1635011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2" calcext:value-type="float">
            <text:p>214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para Electricidad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3" calcext:value-type="float">
            <text:p>113</text:p>
          </table:table-cell>
          <table:table-cell table:style-name="ce23" office:value-type="float" office:value="16551114" calcext:value-type="float">
            <text:p>16551114</text:p>
          </table:table-cell>
          <table:table-cell table:style-name="ce23" office:value-type="float" office:value="16350114" calcext:value-type="float">
            <text:p>1635011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3" calcext:value-type="float">
            <text:p>214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de taller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4" calcext:value-type="float">
            <text:p>114</text:p>
          </table:table-cell>
          <table:table-cell table:style-name="ce23" office:value-type="float" office:value="16551114" calcext:value-type="float">
            <text:p>16551114</text:p>
          </table:table-cell>
          <table:table-cell table:style-name="ce23" office:value-type="float" office:value="16350114" calcext:value-type="float">
            <text:p>1635011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4" calcext:value-type="float">
            <text:p>214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para construcción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5" calcext:value-type="float">
            <text:p>115</text:p>
          </table:table-cell>
          <table:table-cell table:style-name="ce23" office:value-type="float" office:value="16551114" calcext:value-type="float">
            <text:p>16551114</text:p>
          </table:table-cell>
          <table:table-cell table:style-name="ce23" office:value-type="float" office:value="16350114" calcext:value-type="float">
            <text:p>1635011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5" calcext:value-type="float">
            <text:p>21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Instrumentos musical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6" calcext:value-type="float">
            <text:p>116</text:p>
          </table:table-cell>
          <table:table-cell table:style-name="ce24" office:value-type="float" office:value="16550502" calcext:value-type="float">
            <text:p>16550502</text:p>
          </table:table-cell>
          <table:table-cell table:style-name="ce24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1" calcext:value-type="float">
            <text:p>215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cuerd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7" calcext:value-type="float">
            <text:p>117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2" calcext:value-type="float">
            <text:p>215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vient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8" calcext:value-type="float">
            <text:p>118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3" calcext:value-type="float">
            <text:p>215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percusión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9" calcext:value-type="float">
            <text:p>119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4" calcext:value-type="float">
            <text:p>215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de música electrónic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0" calcext:value-type="float">
            <text:p>120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6" calcext:value-type="float">
            <text:p>216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Colecciones bibliográfic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1" calcext:value-type="float">
            <text:p>121</text:p>
          </table:table-cell>
          <table:table-cell table:style-name="ce24" office:value-type="float" office:value="19600716" calcext:value-type="float">
            <text:p>19600716</text:p>
          </table:table-cell>
          <table:table-cell table:style-name="ce24" office:value-type="float" office:value="16350316" calcext:value-type="float">
            <text:p>16350316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1" calcext:value-type="float">
            <text:p>21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Libros para consulta e investigación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2" calcext:value-type="float">
            <text:p>122</text:p>
          </table:table-cell>
          <table:table-cell table:style-name="ce23" office:value-type="float" office:value="19600716" calcext:value-type="float">
            <text:p>19600716</text:p>
          </table:table-cell>
          <table:table-cell table:style-name="ce23" office:value-type="float" office:value="16350316" calcext:value-type="float">
            <text:p>16350316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2" calcext:value-type="float">
            <text:p>216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merotec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3" calcext:value-type="float">
            <text:p>123</text:p>
          </table:table-cell>
          <table:table-cell table:style-name="ce23" office:value-type="float" office:value="19600716" calcext:value-type="float">
            <text:p>19600716</text:p>
          </table:table-cell>
          <table:table-cell table:style-name="ce23" office:value-type="float" office:value="16350316" calcext:value-type="float">
            <text:p>16350316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3" calcext:value-type="float">
            <text:p>216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ideotec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4" calcext:value-type="float">
            <text:p>124</text:p>
          </table:table-cell>
          <table:table-cell table:style-name="ce23" office:value-type="float" office:value="19600716" calcext:value-type="float">
            <text:p>19600716</text:p>
          </table:table-cell>
          <table:table-cell table:style-name="ce23" office:value-type="float" office:value="16350316" calcext:value-type="float">
            <text:p>16350316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4" calcext:value-type="float">
            <text:p>216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olección electrónic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5" calcext:value-type="float">
            <text:p>125</text:p>
          </table:table-cell>
          <table:table-cell table:style-name="ce23" office:value-type="float" office:value="19600716" calcext:value-type="float">
            <text:p>19600716</text:p>
          </table:table-cell>
          <table:table-cell table:style-name="ce23" office:value-type="float" office:value="16350316" calcext:value-type="float">
            <text:p>16350316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8" calcext:value-type="float">
            <text:p>218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obiliarios y enser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6" calcext:value-type="float">
            <text:p>126</text:p>
          </table:table-cell>
          <table:table-cell table:style-name="ce24" office:value-type="float" office:value="16650118" calcext:value-type="float">
            <text:p>16650118</text:p>
          </table:table-cell>
          <table:table-cell table:style-name="ce24" office:value-type="float" office:value="16350318" calcext:value-type="float">
            <text:p>1635031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26" calcext:value-type="float">
            <text:p>126</text:p>
          </table:table-cell>
          <table:table-cell table:style-name="ce12" office:value-type="float" office:value="21801" calcext:value-type="float">
            <text:p>218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uebles y enser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7" calcext:value-type="float">
            <text:p>127</text:p>
          </table:table-cell>
          <table:table-cell table:style-name="ce23" office:value-type="float" office:value="16650118" calcext:value-type="float">
            <text:p>16650118</text:p>
          </table:table-cell>
          <table:table-cell table:style-name="ce23" office:value-type="float" office:value="16350318" calcext:value-type="float">
            <text:p>1635031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20" calcext:value-type="float">
            <text:p>22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Vestuari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8" calcext:value-type="float">
            <text:p>128</text:p>
          </table:table-cell>
          <table:table-cell table:style-name="ce24" office:value-type="float" office:value="51110320" calcext:value-type="float">
            <text:p>51110320</text:p>
          </table:table-cell>
          <table:table-cell table:style-name="ce24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1" calcext:value-type="float">
            <text:p>220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ultural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9" calcext:value-type="float">
            <text:p>129</text:p>
          </table:table-cell>
          <table:table-cell table:style-name="ce23" office:value-type="float" office:value="51110320" calcext:value-type="float">
            <text:p>51110320</text:p>
          </table:table-cell>
          <table:table-cell table:style-name="ce23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2" calcext:value-type="float">
            <text:p>220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eporte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0" calcext:value-type="float">
            <text:p>130</text:p>
          </table:table-cell>
          <table:table-cell table:style-name="ce23" office:value-type="float" office:value="51110320" calcext:value-type="float">
            <text:p>51110320</text:p>
          </table:table-cell>
          <table:table-cell table:style-name="ce23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3" calcext:value-type="float">
            <text:p>220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Lenceri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1" calcext:value-type="float">
            <text:p>131</text:p>
          </table:table-cell>
          <table:table-cell table:style-name="ce23" office:value-type="float" office:value="51110320" calcext:value-type="float">
            <text:p>51110320</text:p>
          </table:table-cell>
          <table:table-cell table:style-name="ce23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21" calcext:value-type="float">
            <text:p>22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Dispositivos para control de energía eléctric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2" calcext:value-type="float">
            <text:p>132</text:p>
          </table:table-cell>
          <table:table-cell table:style-name="ce24" office:value-type="float" office:value="16700221" calcext:value-type="float">
            <text:p>16700221</text:p>
          </table:table-cell>
          <table:table-cell table:style-name="ce24" office:value-type="float" office:value="16350421" calcext:value-type="float">
            <text:p>1635042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32" calcext:value-type="float">
            <text:p>132</text:p>
          </table:table-cell>
          <table:table-cell table:style-name="ce12" office:value-type="float" office:value="22101" calcext:value-type="float">
            <text:p>22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UP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3" calcext:value-type="float">
            <text:p>133</text:p>
          </table:table-cell>
          <table:table-cell table:style-name="ce23" office:value-type="float" office:value="16700221" calcext:value-type="float">
            <text:p>16700221</text:p>
          </table:table-cell>
          <table:table-cell table:style-name="ce23" office:value-type="float" office:value="16350421" calcext:value-type="float">
            <text:p>1635042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32" calcext:value-type="float">
            <text:p>132</text:p>
          </table:table-cell>
          <table:table-cell table:style-name="ce12" office:value-type="float" office:value="22102" calcext:value-type="float">
            <text:p>22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Plantas eléctric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4" calcext:value-type="float">
            <text:p>134</text:p>
          </table:table-cell>
          <table:table-cell table:style-name="ce23" office:value-type="float" office:value="16700221" calcext:value-type="float">
            <text:p>16700221</text:p>
          </table:table-cell>
          <table:table-cell table:style-name="ce23" office:value-type="float" office:value="16350421" calcext:value-type="float">
            <text:p>1635042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60" calcext:value-type="float">
            <text:p>60</text:p>
          </table:table-cell>
          <table:table-cell table:style-name="ce13" office:value-type="float" office:value="225" calcext:value-type="float">
            <text:p>225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Intangibl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5" calcext:value-type="float">
            <text:p>135</text:p>
          </table:table-cell>
          <table:table-cell table:style-name="ce30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1" calcext:value-type="float">
            <text:p>2250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oftware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6" calcext:value-type="float">
            <text:p>136</text:p>
          </table:table-cell>
          <table:table-cell table:style-name="ce31" office:value-type="float" office:value="19700822" calcext:value-type="float">
            <text:p>19700822</text:p>
          </table:table-cell>
          <table:table-cell table:style-name="ce31" office:value-type="float" office:value="16350422" calcext:value-type="float">
            <text:p>1635042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2" calcext:value-type="float">
            <text:p>2250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Licenci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7" calcext:value-type="float">
            <text:p>137</text:p>
          </table:table-cell>
          <table:table-cell table:style-name="ce30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3" calcext:value-type="float">
            <text:p>22503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Patent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8" calcext:value-type="float">
            <text:p>138</text:p>
          </table:table-cell>
          <table:table-cell table:style-name="ce30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4" calcext:value-type="float">
            <text:p>2250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Derech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9" calcext:value-type="float">
            <text:p>139</text:p>
          </table:table-cell>
          <table:table-cell table:style-name="ce30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5" calcext:value-type="float">
            <text:p>2250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know how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0" calcext:value-type="float">
            <text:p>140</text:p>
          </table:table-cell>
          <table:table-cell table:style-name="ce30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6" calcext:value-type="float">
            <text:p>2250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Audiovisuales (videos)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1" calcext:value-type="float">
            <text:p>141</text:p>
          </table:table-cell>
          <table:table-cell table:style-name="ce32" office:value-type="float" office:value="51115801" calcext:value-type="float">
            <text:p>51115801</text:p>
          </table:table-cell>
          <table:table-cell table:style-name="ce32" office:value-type="float" office:value="19102401" calcext:value-type="float">
            <text:p>19102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30" calcext:value-type="float">
            <text:p>23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Arte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2" calcext:value-type="float">
            <text:p>142</text:p>
          </table:table-cell>
          <table:table-cell table:style-name="ce25" office:value-type="float" office:value="16659021" calcext:value-type="float">
            <text:p>16659021</text:p>
          </table:table-cell>
          <table:table-cell table:style-name="ce25" office:value-type="float" office:value="16359021" calcext:value-type="float">
            <text:p>1635902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errenos y edificacio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3" calcext:value-type="float">
            <text:p>143</text:p>
          </table:table-cell>
          <table:table-cell table:style-name="ce23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43" calcext:value-type="float">
            <text:p>143</text:p>
          </table:table-cell>
          <table:table-cell table:style-name="ce11" office:value-type="float" office:value="301" calcext:value-type="float">
            <text:p>30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errenos y edificacio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4" calcext:value-type="float">
            <text:p>144</text:p>
          </table:table-cell>
          <table:table-cell table:style-name="ce26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4" calcext:value-type="float">
            <text:p>144</text:p>
          </table:table-cell>
          <table:table-cell table:style-name="ce12" office:value-type="float" office:value="30101" calcext:value-type="float">
            <text:p>30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Terren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26" office:value-type="float" office:value="160501" calcext:value-type="float">
            <text:p>1605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44" calcext:value-type="float">
            <text:p>144</text:p>
          </table:table-cell>
          <table:table-cell table:style-name="ce12" office:value-type="float" office:value="30102" calcext:value-type="float">
            <text:p>30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dificacio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26" office:value-type="float" office:value="164001" calcext:value-type="float">
            <text:p>1640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7" calcext:value-type="float">
            <text:p>147</text:p>
          </table:table-cell>
          <table:table-cell table:style-name="ce23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1" calcext:value-type="float">
            <text:p>401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Laboratorio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8" calcext:value-type="float">
            <text:p>148</text:p>
          </table:table-cell>
          <table:table-cell table:style-name="ce33" office:value-type="float" office:value="83900720" calcext:value-type="float">
            <text:p>83900720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2" calcext:value-type="float">
            <text:p>40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Laboratorio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9" calcext:value-type="float">
            <text:p>149</text:p>
          </table:table-cell>
          <table:table-cell table:style-name="ce33" office:value-type="float" office:value="83900726" calcext:value-type="float">
            <text:p>83900726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3" calcext:value-type="float">
            <text:p>40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Musicales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0" calcext:value-type="float">
            <text:p>150</text:p>
          </table:table-cell>
          <table:table-cell table:style-name="ce33" office:value-type="float" office:value="83900722" calcext:value-type="float">
            <text:p>83900722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4" calcext:value-type="float">
            <text:p>404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Musicales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1" calcext:value-type="float">
            <text:p>151</text:p>
          </table:table-cell>
          <table:table-cell table:style-name="ce33" office:value-type="float" office:value="83900718" calcext:value-type="float">
            <text:p>83900718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5" calcext:value-type="float">
            <text:p>405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Computo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2" calcext:value-type="float">
            <text:p>152</text:p>
          </table:table-cell>
          <table:table-cell table:style-name="ce33" office:value-type="float" office:value="83900731" calcext:value-type="float">
            <text:p>83900731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6" calcext:value-type="float">
            <text:p>406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Comunicación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3" calcext:value-type="float">
            <text:p>153</text:p>
          </table:table-cell>
          <table:table-cell table:style-name="ce33" office:value-type="float" office:value="83900730" calcext:value-type="float">
            <text:p>83900730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7" calcext:value-type="float">
            <text:p>407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Maquinaria Construcción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4" calcext:value-type="float">
            <text:p>154</text:p>
          </table:table-cell>
          <table:table-cell table:style-name="ce33" office:value-type="float" office:value="83900724" calcext:value-type="float">
            <text:p>83900724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8" calcext:value-type="float">
            <text:p>408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Medico y Odontologico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5" calcext:value-type="float">
            <text:p>155</text:p>
          </table:table-cell>
          <table:table-cell table:style-name="ce33" office:value-type="float" office:value="83900727" calcext:value-type="float">
            <text:p>83900727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9" calcext:value-type="float">
            <text:p>409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Recreacion Y Deporte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6" calcext:value-type="float">
            <text:p>156</text:p>
          </table:table-cell>
          <table:table-cell table:style-name="ce33" office:value-type="float" office:value="83900723" calcext:value-type="float">
            <text:p>83900723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0" calcext:value-type="float">
            <text:p>41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Y Maquinaria De Oficina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7" calcext:value-type="float">
            <text:p>157</text:p>
          </table:table-cell>
          <table:table-cell table:style-name="ce33" office:value-type="float" office:value="83900729" calcext:value-type="float">
            <text:p>83900729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1" calcext:value-type="float">
            <text:p>411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Herramientas De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8" calcext:value-type="float">
            <text:p>158</text:p>
          </table:table-cell>
          <table:table-cell table:style-name="ce33" office:value-type="float" office:value="83900721" calcext:value-type="float">
            <text:p>83900721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2" calcext:value-type="float">
            <text:p>41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Herramientas Y Sus Accesorios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9" calcext:value-type="float">
            <text:p>159</text:p>
          </table:table-cell>
          <table:table-cell table:style-name="ce33" office:value-type="float" office:value="83900725" calcext:value-type="float">
            <text:p>83900725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3" calcext:value-type="float">
            <text:p>41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Libros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60" calcext:value-type="float">
            <text:p>160</text:p>
          </table:table-cell>
          <table:table-cell table:style-name="ce33" office:value-type="float" office:value="83900716" calcext:value-type="float">
            <text:p>83900716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4" calcext:value-type="float">
            <text:p>414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Libros De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61" calcext:value-type="float">
            <text:p>161</text:p>
          </table:table-cell>
          <table:table-cell table:style-name="ce33" office:value-type="float" office:value="83900732" calcext:value-type="float">
            <text:p>83900732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5" calcext:value-type="float">
            <text:p>415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Muebles Y Enseres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62" calcext:value-type="float">
            <text:p>162</text:p>
          </table:table-cell>
          <table:table-cell table:style-name="ce33" office:value-type="float" office:value="83900728" calcext:value-type="float">
            <text:p>83900728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2" table:number-rows-repeated="98">
          <table:table-cell table:number-columns-repeated="2"/>
          <table:table-cell table:style-name="ce16"/>
          <table:table-cell/>
          <table:table-cell table:style-name="ce19"/>
          <table:table-cell table:number-columns-repeated="1017"/>
        </table:table-row>
        <table:table-row table:style-name="ro2" table:number-rows-repeated="104831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rupo padre" table:style-name="ta1">
        <table:table-column table:style-name="co1" table:default-cell-style-name="ce36"/>
        <table:table-column table:style-name="co11" table:default-cell-style-name="ce36"/>
        <table:table-column table:style-name="co12" table:default-cell-style-name="ce36"/>
        <table:table-column table:style-name="co1" table:number-columns-repeated="1021" table:default-cell-style-name="ce36"/>
        <table:table-row table:style-name="ro5">
          <table:table-cell table:style-name="ce34" office:value-type="string" calcext:value-type="string">
            <text:p>id_lista</text:p>
          </table:table-cell>
          <table:table-cell table:style-name="ce34" office:value-type="string" calcext:value-type="string">
            <text:p>nombre</text:p>
          </table:table-cell>
          <table:table-cell table:style-name="ce34" office:value-type="string" calcext:value-type="string">
            <text:p>fecha_creación</text:p>
          </table:table-cell>
          <table:table-cell table:style-name="ce35" table:number-columns-repeated="3"/>
          <table:table-cell table:number-columns-repeated="1018"/>
        </table:table-row>
        <table:table-row table:style-name="ro5"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Grupos de manejo de Bienes</text:p>
          </table:table-cell>
          <table:table-cell table:style-name="ce37" office:value-type="string" calcext:value-type="string">
            <text:p>1/1/2000</text:p>
          </table:table-cell>
          <table:table-cell table:style-name="ce35" table:number-columns-repeated="3"/>
          <table:table-cell table:number-columns-repeated="1018"/>
        </table:table-row>
        <table:table-row table:style-name="ro3" table:number-rows-repeated="18">
          <table:table-cell table:style-name="ce35" table:number-columns-repeated="6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upos Hijos" table:style-name="ta1"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column table:style-name="co9" table:default-cell-style-name="ce20"/>
        <table:table-column table:style-name="co10" table:default-cell-style-name="ce4"/>
        <table:table-column table:style-name="co1" table:number-columns-repeated="1008" table:default-cell-style-name="ce36"/>
        <table:table-row table:style-name="ro4">
          <table:table-cell table:style-name="ce34" office:value-type="string" calcext:value-type="string">
            <text:p>Grupo_id</text:p>
          </table:table-cell>
          <table:table-cell table:style-name="ce34" office:value-type="string" calcext:value-type="string">
            <text:p>Grupo_padre</text:p>
          </table:table-cell>
          <table:table-cell table:style-name="ce34" office:value-type="string" calcext:value-type="string">
            <text:p>Grupo_codigo</text:p>
          </table:table-cell>
          <table:table-cell table:style-name="ce34" office:value-type="string" calcext:value-type="string">
            <text:p>elemento_grupo</text:p>
          </table:table-cell>
          <table:table-cell table:style-name="ce34" office:value-type="string" calcext:value-type="string">
            <text:p>Grupo_nombre</text:p>
          </table:table-cell>
          <table:table-cell table:style-name="ce34" office:value-type="string" calcext:value-type="string">
            <text:p>fecha_creacion</text:p>
          </table:table-cell>
          <table:table-cell table:style-name="ce6" office:value-type="string" calcext:value-type="string">
            <text:p>elemento_id</text:p>
          </table:table-cell>
          <table:table-cell table:style-name="ce6" office:value-type="string" calcext:value-type="string">
            <text:p>elemento_padre</text:p>
          </table:table-cell>
          <table:table-cell table:style-name="ce7" office:value-type="string" calcext:value-type="string">
            <text:p>elemento_codigo</text:p>
          </table:table-cell>
          <table:table-cell table:style-name="ce6" office:value-type="string" calcext:value-type="string">
            <text:p>elemento_catalogo</text:p>
          </table:table-cell>
          <table:table-cell table:style-name="ce7" office:value-type="string" calcext:value-type="string">
            <text:p>elemento_nombre</text:p>
          </table:table-cell>
          <table:table-cell table:style-name="ce6" office:value-type="string" calcext:value-type="string">
            <text:p>fecha_creacion</text:p>
          </table:table-cell>
          <table:table-cell table:number-columns-repeated="1008"/>
        </table:table-row>
        <table:table-row table:style-name="ro1"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Elementos sin nivel de Inventario defini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Elementos sin nivel de Inventario defini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-2" calcext:value-type="float">
            <text:p>-2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Elementos sin nivel de inventario defini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Elementos sin nivel de inventario defini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Consum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Consum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2" calcext:value-type="float">
            <text:p>10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ombustibl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2" calcext:value-type="float">
            <text:p>10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ombustibl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1" calcext:value-type="float">
            <text:p>102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líquidos.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1" calcext:value-type="float">
            <text:p>102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líquidos.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2" calcext:value-type="float">
            <text:p>102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gaseos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2" calcext:value-type="float">
            <text:p>102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gaseos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3" calcext:value-type="float">
            <text:p>102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sólid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3" calcext:value-type="float">
            <text:p>102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sólid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edicamentos, materiales quirúrgicos y de sanidad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edicamentos, materiales quirúrgicos y de sanidad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1" calcext:value-type="float">
            <text:p>103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edicamentos para atención human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1" calcext:value-type="float">
            <text:p>103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edicamentos para atención human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2" calcext:value-type="float">
            <text:p>103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y materiales para atención human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2" calcext:value-type="float">
            <text:p>103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y materiales para atención human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3" calcext:value-type="float">
            <text:p>103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edicamentos para atención animal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3" calcext:value-type="float">
            <text:p>103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edicamentos para atención animal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4" calcext:value-type="float">
            <text:p>103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y materiales para atención animal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4" calcext:value-type="float">
            <text:p>103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y materiales para atención animal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4" calcext:value-type="float">
            <text:p>10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, materiales y materias primas para construcción, instalación y labor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4" calcext:value-type="float">
            <text:p>10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, materiales y materias primas para construcción, instalación y labor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1" calcext:value-type="float">
            <text:p>104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construcción y reparación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1" calcext:value-type="float">
            <text:p>104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construcción y reparación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2" calcext:value-type="float">
            <text:p>1040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de instalación y adhesión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2" calcext:value-type="float">
            <text:p>1040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de instalación y adhesión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3" calcext:value-type="float">
            <text:p>104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mantenimiento de instalaciones físic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3" calcext:value-type="float">
            <text:p>104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mantenimiento de instalaciones físic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4" calcext:value-type="float">
            <text:p>104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Herramientas de consum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4" calcext:value-type="float">
            <text:p>104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Herramientas de consum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9" calcext:value-type="float">
            <text:p>10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Semillas y abon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9" calcext:value-type="float">
            <text:p>10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Semillas y abon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0901" calcext:value-type="float">
            <text:p>109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Abon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0901" calcext:value-type="float">
            <text:p>109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Abon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0902" calcext:value-type="float">
            <text:p>109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Semill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0902" calcext:value-type="float">
            <text:p>109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Semill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0" calcext:value-type="float">
            <text:p>11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para oficin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0" calcext:value-type="float">
            <text:p>11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para oficin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11002" calcext:value-type="float">
            <text:p>110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oficina, escritorio y papeleri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11002" calcext:value-type="float">
            <text:p>110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oficina, escritorio y papeleri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Víveres, abarrotes y elementos de Cafeterí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Víveres, abarrotes y elementos de Cafeterí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float" office:value="11101" calcext:value-type="float">
            <text:p>111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Víver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float" office:value="11101" calcext:value-type="float">
            <text:p>111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Víver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float" office:value="11102" calcext:value-type="float">
            <text:p>111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Utensilios de cafeterí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float" office:value="11102" calcext:value-type="float">
            <text:p>111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Utensilios de cafeterí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2" calcext:value-type="float">
            <text:p>11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puestos para maquinaria y equip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2" calcext:value-type="float">
            <text:p>11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puestos para maquinaria y equip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1" calcext:value-type="float">
            <text:p>112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máquina de escribir y calculador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1" calcext:value-type="float">
            <text:p>112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máquina de escribir y calculador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2" calcext:value-type="float">
            <text:p>112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equipo de computación, impresoras y similar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2" calcext:value-type="float">
            <text:p>112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equipo de computación, impresoras y similar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3" calcext:value-type="float">
            <text:p>112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equipos de laboratori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3" calcext:value-type="float">
            <text:p>112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equipos de laboratori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4" calcext:value-type="float">
            <text:p>112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vehícul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4" calcext:value-type="float">
            <text:p>112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vehícul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5" calcext:value-type="float">
            <text:p>112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ascensores, plantas eléctricas y máquinas hidráulic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5" calcext:value-type="float">
            <text:p>112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ascensores, plantas eléctricas y máquinas hidráulic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3" calcext:value-type="float">
            <text:p>11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aseo y protección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3" calcext:value-type="float">
            <text:p>11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aseo y protección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11301" calcext:value-type="float">
            <text:p>113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protección y seguridad industrial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11301" calcext:value-type="float">
            <text:p>113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protección y seguridad industrial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11302" calcext:value-type="float">
            <text:p>113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ase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11302" calcext:value-type="float">
            <text:p>113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ase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4" calcext:value-type="float">
            <text:p>11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Dotacio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4" calcext:value-type="float">
            <text:p>11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Dotacio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1" calcext:value-type="float">
            <text:p>114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emplead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1" calcext:value-type="float">
            <text:p>114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emplead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2" calcext:value-type="float">
            <text:p>114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deportist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2" calcext:value-type="float">
            <text:p>114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deportist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3" calcext:value-type="float">
            <text:p>114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grupos cultural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3" calcext:value-type="float">
            <text:p>114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grupos cultural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4" calcext:value-type="float">
            <text:p>114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Pupitres para aulas de clase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4" calcext:value-type="float">
            <text:p>114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Pupitres para aulas de clase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5" calcext:value-type="float">
            <text:p>114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consumo para bibliotec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5" calcext:value-type="float">
            <text:p>114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consumo para bibliotec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15" calcext:value-type="float">
            <text:p>11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Impresos y publicacio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15" calcext:value-type="float">
            <text:p>11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Impresos y publicacio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1" calcext:value-type="float">
            <text:p>115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vist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1" calcext:value-type="float">
            <text:p>115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vist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2" calcext:value-type="float">
            <text:p>115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Libr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2" calcext:value-type="float">
            <text:p>115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Libr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3" calcext:value-type="float">
            <text:p>115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mpresos publicitari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3" calcext:value-type="float">
            <text:p>115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mpresos publicitari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4" calcext:value-type="float">
            <text:p>115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nsumos para artes gráfic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4" calcext:value-type="float">
            <text:p>115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nsumos para artes gráfic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5" calcext:value-type="float">
            <text:p>115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iplomas y Actas de Gr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5" calcext:value-type="float">
            <text:p>115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iplomas y Actas de Gr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6" calcext:value-type="float">
            <text:p>11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premiaciones, condolencias y decoracio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6" calcext:value-type="float">
            <text:p>11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premiaciones, condolencias y decoracio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float" office:value="11601" calcext:value-type="float">
            <text:p>116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condecoraciones y reconocimient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float" office:value="11601" calcext:value-type="float">
            <text:p>116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condecoraciones y reconocimient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float" office:value="11602" calcext:value-type="float">
            <text:p>116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decoración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float" office:value="11602" calcext:value-type="float">
            <text:p>116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decoración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7" calcext:value-type="float">
            <text:p>117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y Suministros de Laboratorio 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7" calcext:value-type="float">
            <text:p>117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y Suministros de Laboratorio 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1" calcext:value-type="float">
            <text:p>117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nsumos de laboratori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1" calcext:value-type="float">
            <text:p>117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nsumos de laboratori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2" calcext:value-type="float">
            <text:p>117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aterial de vidrio para laboratori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2" calcext:value-type="float">
            <text:p>117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aterial de vidrio para laboratori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3" calcext:value-type="float">
            <text:p>117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activ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3" calcext:value-type="float">
            <text:p>117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activ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4" calcext:value-type="float">
            <text:p>117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consumo para laboratorio de músic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4" calcext:value-type="float">
            <text:p>117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consumo para laboratorio de músic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21" calcext:value-type="float">
            <text:p>121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PACITACION,BIENESTAR SOCIAL Y ESTIMUL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21" calcext:value-type="float">
            <text:p>121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PACITACION,BIENESTAR SOCIAL Y ESTIMUL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25" calcext:value-type="float">
            <text:p>12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ateriales y Suministr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25" calcext:value-type="float">
            <text:p>12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ateriales y Suministr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1" calcext:value-type="float">
            <text:p>125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ateriales y suministros en General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1" calcext:value-type="float">
            <text:p>125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ateriales y suministros en General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2" calcext:value-type="float">
            <text:p>125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aterial educativ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2" calcext:value-type="float">
            <text:p>125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aterial educativ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3" calcext:value-type="float">
            <text:p>125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Fotocopi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3" calcext:value-type="float">
            <text:p>125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Fotocopi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601" calcext:value-type="float">
            <text:p>12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Otros Cargos Diferid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601" calcext:value-type="float">
            <text:p>12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Otros Cargos Diferid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2602" calcext:value-type="float">
            <text:p>12602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Impresos y Publicacio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2602" calcext:value-type="float">
            <text:p>12602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Impresos y Publicacio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volutiv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volutiv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1" calcext:value-type="float">
            <text:p>20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Arm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1" calcext:value-type="float">
            <text:p>20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Arm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61" calcext:value-type="float">
            <text:p>61</text:p>
          </table:table-cell>
          <table:table-cell table:style-name="ce12" office:value-type="float" office:value="20101" calcext:value-type="float">
            <text:p>20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rmas de fueg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1" calcext:value-type="float">
            <text:p>61</text:p>
          </table:table-cell>
          <table:table-cell table:style-name="ce12" office:value-type="float" office:value="20101" calcext:value-type="float">
            <text:p>20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rmas de fueg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61" calcext:value-type="float">
            <text:p>61</text:p>
          </table:table-cell>
          <table:table-cell table:style-name="ce12" office:value-type="float" office:value="20102" calcext:value-type="float">
            <text:p>20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armas de fueg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1" calcext:value-type="float">
            <text:p>61</text:p>
          </table:table-cell>
          <table:table-cell table:style-name="ce12" office:value-type="float" office:value="20102" calcext:value-type="float">
            <text:p>20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armas de fueg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2" calcext:value-type="float">
            <text:p>20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Discotecas y musicotec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2" calcext:value-type="float">
            <text:p>20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Discotecas y musicotec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1" calcext:value-type="float">
            <text:p>202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Juegos de luc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1" calcext:value-type="float">
            <text:p>202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Juegos de luc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2" calcext:value-type="float">
            <text:p>202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juegos de luc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2" calcext:value-type="float">
            <text:p>202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juegos de luc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3" calcext:value-type="float">
            <text:p>202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 de soni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3" calcext:value-type="float">
            <text:p>202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 de soni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4" calcext:value-type="float">
            <text:p>202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equipos de soni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4" calcext:value-type="float">
            <text:p>202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equipos de soni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5" calcext:value-type="float">
            <text:p>2020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Tarim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5" calcext:value-type="float">
            <text:p>2020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Tarim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6" calcext:value-type="float">
            <text:p>20206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tarim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6" calcext:value-type="float">
            <text:p>20206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tarim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7" calcext:value-type="float">
            <text:p>20207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olecciones musical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7" calcext:value-type="float">
            <text:p>20207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olecciones musical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3" calcext:value-type="float">
            <text:p>20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cult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3" calcext:value-type="float">
            <text:p>20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cult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1" calcext:value-type="float">
            <text:p>203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Ornament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1" calcext:value-type="float">
            <text:p>203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Ornament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2" calcext:value-type="float">
            <text:p>203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stiduras litúrgicas y ropa de altar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2" calcext:value-type="float">
            <text:p>203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stiduras litúrgicas y ropa de altar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3" calcext:value-type="float">
            <text:p>203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Símbolos y objetos patri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3" calcext:value-type="float">
            <text:p>203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Símbolos y objetos patri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4" calcext:value-type="float">
            <text:p>20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museo, cuadros y pintur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4" calcext:value-type="float">
            <text:p>20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museo, cuadros y pintur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1" calcext:value-type="float">
            <text:p>204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scultur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1" calcext:value-type="float">
            <text:p>204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scultur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2" calcext:value-type="float">
            <text:p>204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Pintur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2" calcext:value-type="float">
            <text:p>204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Pintur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3" calcext:value-type="float">
            <text:p>204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iologi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3" calcext:value-type="float">
            <text:p>204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iologi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4" calcext:value-type="float">
            <text:p>204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uman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4" calcext:value-type="float">
            <text:p>204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uman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áquinas para procesar aliment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áquinas para procesar aliment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float" office:value="81" calcext:value-type="float">
            <text:p>81</text:p>
          </table:table-cell>
          <table:table-cell table:style-name="ce12" office:value-type="float" office:value="20601" calcext:value-type="float">
            <text:p>20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despensa y cocin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1" calcext:value-type="float">
            <text:p>81</text:p>
          </table:table-cell>
          <table:table-cell table:style-name="ce12" office:value-type="float" office:value="20601" calcext:value-type="float">
            <text:p>20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despensa y cocin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 y maquinaria para comunicacio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 y maquinaria para comunicacio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1" calcext:value-type="float">
            <text:p>207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municación en audi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1" calcext:value-type="float">
            <text:p>207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municación en audi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3" calcext:value-type="float">
            <text:p>207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municación en imáge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3" calcext:value-type="float">
            <text:p>207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municación en imáge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4" calcext:value-type="float">
            <text:p>207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Satélites, transmisores y anten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4" calcext:value-type="float">
            <text:p>207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Satélites, transmisores y anten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5" calcext:value-type="float">
            <text:p>2070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Radar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5" calcext:value-type="float">
            <text:p>2070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Radar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90" calcext:value-type="float">
            <text:p>20790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proyección de imáge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90" calcext:value-type="float">
            <text:p>20790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proyección de imáge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8" calcext:value-type="float">
            <text:p>208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aquinarias industrial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8" calcext:value-type="float">
            <text:p>208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aquinarias industrial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1" calcext:value-type="float">
            <text:p>208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nstrucción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1" calcext:value-type="float">
            <text:p>208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nstrucción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2" calcext:value-type="float">
            <text:p>208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taller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2" calcext:value-type="float">
            <text:p>208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taller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2" calcext:value-type="float">
            <text:p>208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ase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2" calcext:value-type="float">
            <text:p>208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ase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9" calcext:value-type="float">
            <text:p>209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elementos para deporte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9" calcext:value-type="float">
            <text:p>209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elementos para deporte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6" office:value-type="float" office:value="93" calcext:value-type="float">
            <text:p>93</text:p>
          </table:table-cell>
          <table:table-cell table:style-name="ce12" office:value-type="float" office:value="20901" calcext:value-type="float">
            <text:p>209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áquinas para gimnasi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93" calcext:value-type="float">
            <text:p>93</text:p>
          </table:table-cell>
          <table:table-cell table:style-name="ce12" office:value-type="float" office:value="20901" calcext:value-type="float">
            <text:p>209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áquinas para gimnasi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office:value-type="float" office:value="93" calcext:value-type="float">
            <text:p>93</text:p>
          </table:table-cell>
          <table:table-cell table:style-name="ce12" office:value-type="float" office:value="20902" calcext:value-type="float">
            <text:p>209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lementos devolutivos para prácticas deportiv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93" calcext:value-type="float">
            <text:p>93</text:p>
          </table:table-cell>
          <table:table-cell table:style-name="ce12" office:value-type="float" office:value="20902" calcext:value-type="float">
            <text:p>209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lementos devolutivos para prácticas deportiv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0" calcext:value-type="float">
            <text:p>21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para laboratori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0" calcext:value-type="float">
            <text:p>21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para laboratori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table:style-name="ce6" office:value-type="float" office:value="96" calcext:value-type="float">
            <text:p>96</text:p>
          </table:table-cell>
          <table:table-cell table:style-name="ce12" office:value-type="float" office:value="21001" calcext:value-type="float">
            <text:p>210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laboratori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6" calcext:value-type="float">
            <text:p>96</text:p>
          </table:table-cell>
          <table:table-cell table:style-name="ce12" office:value-type="float" office:value="21001" calcext:value-type="float">
            <text:p>210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laboratori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table:style-name="ce6" office:value-type="float" office:value="96" calcext:value-type="float">
            <text:p>96</text:p>
          </table:table-cell>
          <table:table-cell table:style-name="ce12" office:value-type="float" office:value="21002" calcext:value-type="float">
            <text:p>210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al para laboratori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96" calcext:value-type="float">
            <text:p>96</text:p>
          </table:table-cell>
          <table:table-cell table:style-name="ce12" office:value-type="float" office:value="21002" calcext:value-type="float">
            <text:p>210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al para laboratori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1" calcext:value-type="float">
            <text:p>21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áquinas para medicin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1" calcext:value-type="float">
            <text:p>21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áquinas para medicin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1" calcext:value-type="float">
            <text:p>21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medicin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1" calcext:value-type="float">
            <text:p>21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medicin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2" calcext:value-type="float">
            <text:p>21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odontologí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2" calcext:value-type="float">
            <text:p>21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odontologí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8" calcext:value-type="float">
            <text:p>21108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 de apoyo terapéutic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8" calcext:value-type="float">
            <text:p>21108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 de apoyo terapéutic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2" calcext:value-type="float">
            <text:p>21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 y máquina de oficin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2" calcext:value-type="float">
            <text:p>21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 y máquina de oficin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1" calcext:value-type="float">
            <text:p>212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comunicación para oficin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1" calcext:value-type="float">
            <text:p>212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comunicación para oficin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2" calcext:value-type="float">
            <text:p>212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Fotocopiador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2" calcext:value-type="float">
            <text:p>212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Fotocopiador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3" calcext:value-type="float">
            <text:p>212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mpresoras y Scáner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3" calcext:value-type="float">
            <text:p>212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mpresoras y Scáner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3" calcext:value-type="float">
            <text:p>21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Vehículos y máquinas para transporte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3" calcext:value-type="float">
            <text:p>21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Vehículos y máquinas para transporte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1" calcext:value-type="float">
            <text:p>213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terrestre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1" calcext:value-type="float">
            <text:p>213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terrestre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2" calcext:value-type="float">
            <text:p>213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fluvial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2" calcext:value-type="float">
            <text:p>213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fluvial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3" calcext:value-type="float">
            <text:p>213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aérre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3" calcext:value-type="float">
            <text:p>213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aérre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4" calcext:value-type="float">
            <text:p>21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Herramient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4" calcext:value-type="float">
            <text:p>21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Herramient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1" calcext:value-type="float">
            <text:p>214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Agropecuari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1" calcext:value-type="float">
            <text:p>214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Agropecuari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2" calcext:value-type="float">
            <text:p>214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para Electricidad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2" calcext:value-type="float">
            <text:p>214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para Electricidad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3" calcext:value-type="float">
            <text:p>214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de taller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3" calcext:value-type="float">
            <text:p>214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de taller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4" calcext:value-type="float">
            <text:p>214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para construcción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4" calcext:value-type="float">
            <text:p>214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para construcción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5" calcext:value-type="float">
            <text:p>21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Instrumentos musical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5" calcext:value-type="float">
            <text:p>21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Instrumentos musical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1" calcext:value-type="float">
            <text:p>215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cuerd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1" calcext:value-type="float">
            <text:p>215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cuerd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2" calcext:value-type="float">
            <text:p>215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vient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2" calcext:value-type="float">
            <text:p>215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vient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3" calcext:value-type="float">
            <text:p>215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percusión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3" calcext:value-type="float">
            <text:p>215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percusión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4" calcext:value-type="float">
            <text:p>215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de música electrónic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4" calcext:value-type="float">
            <text:p>215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de música electrónic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6" calcext:value-type="float">
            <text:p>216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Colecciones bibliográfic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6" calcext:value-type="float">
            <text:p>216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Colecciones bibliográfic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1" calcext:value-type="float">
            <text:p>21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Libros para consulta e investigación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1" calcext:value-type="float">
            <text:p>21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Libros para consulta e investigación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2" calcext:value-type="float">
            <text:p>216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merotec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2" calcext:value-type="float">
            <text:p>216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merotec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3" calcext:value-type="float">
            <text:p>216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ideotec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3" calcext:value-type="float">
            <text:p>216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ideotec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4" calcext:value-type="float">
            <text:p>216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olección electrónic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4" calcext:value-type="float">
            <text:p>216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olección electrónic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8" calcext:value-type="float">
            <text:p>218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obiliarios y enser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8" calcext:value-type="float">
            <text:p>218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obiliarios y enser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26" calcext:value-type="float">
            <text:p>126</text:p>
          </table:table-cell>
          <table:table-cell table:style-name="ce12" office:value-type="float" office:value="21801" calcext:value-type="float">
            <text:p>218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uebles y enser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26" calcext:value-type="float">
            <text:p>126</text:p>
          </table:table-cell>
          <table:table-cell table:style-name="ce12" office:value-type="float" office:value="21801" calcext:value-type="float">
            <text:p>218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uebles y enser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20" calcext:value-type="float">
            <text:p>22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Vestuari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20" calcext:value-type="float">
            <text:p>22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Vestuari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1" calcext:value-type="float">
            <text:p>220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ultural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1" calcext:value-type="float">
            <text:p>220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ultural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2" calcext:value-type="float">
            <text:p>220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eporte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2" calcext:value-type="float">
            <text:p>220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eporte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3" calcext:value-type="float">
            <text:p>220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Lenceri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3" calcext:value-type="float">
            <text:p>220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Lenceri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21" calcext:value-type="float">
            <text:p>22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Dispositivos para control de energía eléctric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21" calcext:value-type="float">
            <text:p>22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Dispositivos para control de energía eléctric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32" calcext:value-type="float">
            <text:p>132</text:p>
          </table:table-cell>
          <table:table-cell table:style-name="ce12" office:value-type="float" office:value="22101" calcext:value-type="float">
            <text:p>22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UP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32" calcext:value-type="float">
            <text:p>132</text:p>
          </table:table-cell>
          <table:table-cell table:style-name="ce12" office:value-type="float" office:value="22101" calcext:value-type="float">
            <text:p>22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UP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32" calcext:value-type="float">
            <text:p>132</text:p>
          </table:table-cell>
          <table:table-cell table:style-name="ce12" office:value-type="float" office:value="22102" calcext:value-type="float">
            <text:p>22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Plantas eléctric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32" calcext:value-type="float">
            <text:p>132</text:p>
          </table:table-cell>
          <table:table-cell table:style-name="ce12" office:value-type="float" office:value="22102" calcext:value-type="float">
            <text:p>22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Plantas eléctric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60" calcext:value-type="float">
            <text:p>60</text:p>
          </table:table-cell>
          <table:table-cell table:style-name="ce13" office:value-type="float" office:value="225" calcext:value-type="float">
            <text:p>225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Intangibl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60" calcext:value-type="float">
            <text:p>60</text:p>
          </table:table-cell>
          <table:table-cell table:style-name="ce13" office:value-type="float" office:value="225" calcext:value-type="float">
            <text:p>225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Intangibl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1" calcext:value-type="float">
            <text:p>2250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oftware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1" calcext:value-type="float">
            <text:p>2250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oftware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2" calcext:value-type="float">
            <text:p>2250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Licenci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2" calcext:value-type="float">
            <text:p>2250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Licenci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3" calcext:value-type="float">
            <text:p>22503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Patent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3" calcext:value-type="float">
            <text:p>22503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Patent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4" calcext:value-type="float">
            <text:p>2250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Derech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4" calcext:value-type="float">
            <text:p>2250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Derech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5" calcext:value-type="float">
            <text:p>2250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know how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5" calcext:value-type="float">
            <text:p>2250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know how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6" calcext:value-type="float">
            <text:p>2250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Audiovisuales (videos)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6" calcext:value-type="float">
            <text:p>2250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Audiovisuales (videos)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30" calcext:value-type="float">
            <text:p>23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Arte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30" calcext:value-type="float">
            <text:p>23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Arte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errenos y edificacio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errenos y edificacio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43" calcext:value-type="float">
            <text:p>143</text:p>
          </table:table-cell>
          <table:table-cell table:style-name="ce11" office:value-type="float" office:value="301" calcext:value-type="float">
            <text:p>30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errenos y edificacio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43" calcext:value-type="float">
            <text:p>143</text:p>
          </table:table-cell>
          <table:table-cell table:style-name="ce11" office:value-type="float" office:value="301" calcext:value-type="float">
            <text:p>30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errenos y edificacio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4" calcext:value-type="float">
            <text:p>144</text:p>
          </table:table-cell>
          <table:table-cell table:style-name="ce12" office:value-type="float" office:value="30101" calcext:value-type="float">
            <text:p>30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Terren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4" calcext:value-type="float">
            <text:p>144</text:p>
          </table:table-cell>
          <table:table-cell table:style-name="ce12" office:value-type="float" office:value="30101" calcext:value-type="float">
            <text:p>30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Terren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44" calcext:value-type="float">
            <text:p>144</text:p>
          </table:table-cell>
          <table:table-cell table:style-name="ce12" office:value-type="float" office:value="30102" calcext:value-type="float">
            <text:p>30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dificacio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44" calcext:value-type="float">
            <text:p>144</text:p>
          </table:table-cell>
          <table:table-cell table:style-name="ce12" office:value-type="float" office:value="30102" calcext:value-type="float">
            <text:p>30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dificacio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1" calcext:value-type="float">
            <text:p>401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Laboratorio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1" calcext:value-type="float">
            <text:p>401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Laboratorio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2" calcext:value-type="float">
            <text:p>40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Laboratorio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2" calcext:value-type="float">
            <text:p>40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Laboratorio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3" calcext:value-type="float">
            <text:p>40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Musicales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3" calcext:value-type="float">
            <text:p>40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Musicales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4" calcext:value-type="float">
            <text:p>404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Musicales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4" calcext:value-type="float">
            <text:p>404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Musicales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5" calcext:value-type="float">
            <text:p>405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Computo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5" calcext:value-type="float">
            <text:p>405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Computo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6" calcext:value-type="float">
            <text:p>406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Comunicación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6" calcext:value-type="float">
            <text:p>406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Comunicación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7" calcext:value-type="float">
            <text:p>407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Maquinaria Construcción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7" calcext:value-type="float">
            <text:p>407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Maquinaria Construcción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8" calcext:value-type="float">
            <text:p>408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Medico y Odontologico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8" calcext:value-type="float">
            <text:p>408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Medico y Odontologico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9" calcext:value-type="float">
            <text:p>409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Recreacion Y Deporte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9" calcext:value-type="float">
            <text:p>409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Recreacion Y Deporte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0" calcext:value-type="float">
            <text:p>41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Y Maquinaria De Oficina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0" calcext:value-type="float">
            <text:p>41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Y Maquinaria De Oficina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1" calcext:value-type="float">
            <text:p>411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Herramientas De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1" calcext:value-type="float">
            <text:p>411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Herramientas De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2" calcext:value-type="float">
            <text:p>41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Herramientas Y Sus Accesorios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2" calcext:value-type="float">
            <text:p>41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Herramientas Y Sus Accesorios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3" calcext:value-type="float">
            <text:p>41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Libros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3" calcext:value-type="float">
            <text:p>41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Libros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4" calcext:value-type="float">
            <text:p>414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Libros De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4" calcext:value-type="float">
            <text:p>414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Libros De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5" calcext:value-type="float">
            <text:p>415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Muebles Y Enseres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5" calcext:value-type="float">
            <text:p>415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Muebles Y Enseres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5" office:value-type="string" calcext:value-type="string">
            <text:p>2015-04-01</text:p>
          </table:table-cell>
          <table:table-cell table:number-columns-repeated="2"/>
          <table:table-cell table:style-name="ce16"/>
          <table:table-cell/>
          <table:table-cell table:style-name="ce19"/>
          <table:table-cell table:number-columns-repeated="1009"/>
        </table:table-row>
        <table:table-row table:style-name="ro2" table:number-rows-repeated="97">
          <table:table-cell table:number-columns-repeated="8"/>
          <table:table-cell table:style-name="ce16"/>
          <table:table-cell/>
          <table:table-cell table:style-name="ce19"/>
          <table:table-cell table:number-columns-repeated="1009"/>
        </table:table-row>
        <table:table-row table:style-name="ro2" table:number-rows-repeated="104831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Cuentas contables" table:style-name="ta1">
        <table:table-column table:style-name="co1" table:default-cell-style-name="ce36"/>
        <table:table-column table:style-name="co19" table:default-cell-style-name="ce36"/>
        <table:table-column table:style-name="co20" table:default-cell-style-name="ce36"/>
        <table:table-column table:style-name="co1" table:number-columns-repeated="1021" table:default-cell-style-name="ce36"/>
        <table:table-row table:style-name="ro5">
          <table:table-cell table:style-name="ce34" office:value-type="string" calcext:value-type="string">
            <text:p>Grupo_id</text:p>
          </table:table-cell>
          <table:table-cell table:style-name="ce34" office:value-type="string" calcext:value-type="string">
            <text:p>Cuenta_salida</text:p>
          </table:table-cell>
          <table:table-cell table:style-name="ce34" office:value-type="string" calcext:value-type="string">
            <text:p>Cuenta_entrada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-2" calcext:value-type="float">
            <text:p>-2</text:p>
          </table:table-cell>
          <table:table-cell table:style-name="ce22" office:value-type="float" office:value="51111401" calcext:value-type="float">
            <text:p>51111401</text:p>
          </table:table-cell>
          <table:table-cell table:style-name="ce24"/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24" office:value-type="float" office:value="51114602" calcext:value-type="float">
            <text:p>51114602</text:p>
          </table:table-cell>
          <table:table-cell table:style-name="ce24" office:value-type="float" office:value="19102202" calcext:value-type="float">
            <text:p>191022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23" office:value-type="float" office:value="51114602" calcext:value-type="float">
            <text:p>51114602</text:p>
          </table:table-cell>
          <table:table-cell table:style-name="ce23" office:value-type="float" office:value="19102202" calcext:value-type="float">
            <text:p>191022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23" office:value-type="float" office:value="51114602" calcext:value-type="float">
            <text:p>51114602</text:p>
          </table:table-cell>
          <table:table-cell table:style-name="ce23" office:value-type="float" office:value="19102202" calcext:value-type="float">
            <text:p>191022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23" office:value-type="float" office:value="51114602" calcext:value-type="float">
            <text:p>51114602</text:p>
          </table:table-cell>
          <table:table-cell table:style-name="ce23" office:value-type="float" office:value="19102202" calcext:value-type="float">
            <text:p>191022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24" office:value-type="float" office:value="51119003" calcext:value-type="float">
            <text:p>51119003</text:p>
          </table:table-cell>
          <table:table-cell table:style-name="ce24" office:value-type="float" office:value="19100103" calcext:value-type="float">
            <text:p>191001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23" office:value-type="float" office:value="51119003" calcext:value-type="float">
            <text:p>51119003</text:p>
          </table:table-cell>
          <table:table-cell table:style-name="ce23" office:value-type="float" office:value="19100103" calcext:value-type="float">
            <text:p>191001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23" office:value-type="float" office:value="51119003" calcext:value-type="float">
            <text:p>51119003</text:p>
          </table:table-cell>
          <table:table-cell table:style-name="ce23" office:value-type="float" office:value="19100103" calcext:value-type="float">
            <text:p>191001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23" office:value-type="float" office:value="51119003" calcext:value-type="float">
            <text:p>51119003</text:p>
          </table:table-cell>
          <table:table-cell table:style-name="ce23" office:value-type="float" office:value="19100103" calcext:value-type="float">
            <text:p>191001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23" office:value-type="float" office:value="51119003" calcext:value-type="float">
            <text:p>51119003</text:p>
          </table:table-cell>
          <table:table-cell table:style-name="ce23" office:value-type="float" office:value="19100103" calcext:value-type="float">
            <text:p>191001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24" office:value-type="float" office:value="51111404" calcext:value-type="float">
            <text:p>51111404</text:p>
          </table:table-cell>
          <table:table-cell table:style-name="ce24" office:value-type="float" office:value="19100104" calcext:value-type="float">
            <text:p>191001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24" office:value-type="float" office:value="51119009" calcext:value-type="float">
            <text:p>51119009</text:p>
          </table:table-cell>
          <table:table-cell table:style-name="ce24" office:value-type="float" office:value="19100109" calcext:value-type="float">
            <text:p>19100109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23" office:value-type="float" office:value="51119009" calcext:value-type="float">
            <text:p>51119009</text:p>
          </table:table-cell>
          <table:table-cell table:style-name="ce23" office:value-type="float" office:value="19100109" calcext:value-type="float">
            <text:p>19100109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23" office:value-type="float" office:value="51119009" calcext:value-type="float">
            <text:p>51119009</text:p>
          </table:table-cell>
          <table:table-cell table:style-name="ce23" office:value-type="float" office:value="19100109" calcext:value-type="float">
            <text:p>19100109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24" office:value-type="float" office:value="51119010" calcext:value-type="float">
            <text:p>51119010</text:p>
          </table:table-cell>
          <table:table-cell table:style-name="ce24" office:value-type="float" office:value="19100110" calcext:value-type="float">
            <text:p>19100110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24" office:value-type="float" office:value="51115511" calcext:value-type="float">
            <text:p>51115511</text:p>
          </table:table-cell>
          <table:table-cell table:style-name="ce24" office:value-type="float" office:value="19100111" calcext:value-type="float">
            <text:p>1910011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23" office:value-type="float" office:value="51115511" calcext:value-type="float">
            <text:p>51115511</text:p>
          </table:table-cell>
          <table:table-cell table:style-name="ce23" office:value-type="float" office:value="19100111" calcext:value-type="float">
            <text:p>1910011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23" office:value-type="float" office:value="51115511" calcext:value-type="float">
            <text:p>51115511</text:p>
          </table:table-cell>
          <table:table-cell table:style-name="ce23" office:value-type="float" office:value="19100111" calcext:value-type="float">
            <text:p>1910011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25" office:value-type="float" office:value="51111412" calcext:value-type="float">
            <text:p>51111412</text:p>
          </table:table-cell>
          <table:table-cell table:style-name="ce25" office:value-type="float" office:value="19100112" calcext:value-type="float">
            <text:p>191001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26" office:value-type="float" office:value="51111412" calcext:value-type="float">
            <text:p>51111412</text:p>
          </table:table-cell>
          <table:table-cell table:style-name="ce26" office:value-type="float" office:value="19100112" calcext:value-type="float">
            <text:p>191001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26" office:value-type="float" office:value="51111412" calcext:value-type="float">
            <text:p>51111412</text:p>
          </table:table-cell>
          <table:table-cell table:style-name="ce26" office:value-type="float" office:value="19100112" calcext:value-type="float">
            <text:p>191001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26" office:value-type="float" office:value="51111412" calcext:value-type="float">
            <text:p>51111412</text:p>
          </table:table-cell>
          <table:table-cell table:style-name="ce26" office:value-type="float" office:value="19100112" calcext:value-type="float">
            <text:p>191001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26" office:value-type="float" office:value="51119017" calcext:value-type="float">
            <text:p>51119017</text:p>
          </table:table-cell>
          <table:table-cell table:style-name="ce26" office:value-type="float" office:value="19100118" calcext:value-type="float">
            <text:p>1910011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26" office:value-type="float" office:value="51111412" calcext:value-type="float">
            <text:p>51111412</text:p>
          </table:table-cell>
          <table:table-cell table:style-name="ce26" office:value-type="float" office:value="19100112" calcext:value-type="float">
            <text:p>191001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25" office:value-type="float" office:value="51115501" calcext:value-type="float">
            <text:p>51115501</text:p>
          </table:table-cell>
          <table:table-cell table:style-name="ce25" office:value-type="float" office:value="19102101" calcext:value-type="float">
            <text:p>19102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26" office:value-type="float" office:value="16600328" calcext:value-type="float">
            <text:p>16600328</text:p>
          </table:table-cell>
          <table:table-cell table:style-name="ce26" office:value-type="float" office:value="16350228" calcext:value-type="float">
            <text:p>1635022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26" office:value-type="float" office:value="51115501" calcext:value-type="float">
            <text:p>51115501</text:p>
          </table:table-cell>
          <table:table-cell table:style-name="ce26" office:value-type="float" office:value="19102101" calcext:value-type="float">
            <text:p>19102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27" office:value-type="float" office:value="51110320" calcext:value-type="float">
            <text:p>51110320</text:p>
          </table:table-cell>
          <table:table-cell table:style-name="ce27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9" calcext:value-type="float">
            <text:p>39</text:p>
          </table:table-cell>
          <table:table-cell table:style-name="ce29" office:value-type="float" office:value="51111401" calcext:value-type="float">
            <text:p>51111401</text:p>
          </table:table-cell>
          <table:table-cell table:style-name="ce29" office:value-type="float" office:value="19100101" calcext:value-type="float">
            <text:p>1910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0" calcext:value-type="float">
            <text:p>40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1" calcext:value-type="float">
            <text:p>41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2" calcext:value-type="float">
            <text:p>42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3" calcext:value-type="float">
            <text:p>43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4" calcext:value-type="float">
            <text:p>44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5" calcext:value-type="float">
            <text:p>45</text:p>
          </table:table-cell>
          <table:table-cell table:style-name="ce25" office:value-type="float" office:value="51113708" calcext:value-type="float">
            <text:p>51113708</text:p>
          </table:table-cell>
          <table:table-cell table:style-name="ce25" office:value-type="float" office:value="19100108" calcext:value-type="float">
            <text:p>1910010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6" calcext:value-type="float">
            <text:p>46</text:p>
          </table:table-cell>
          <table:table-cell table:style-name="ce26" office:value-type="float" office:value="51113708" calcext:value-type="float">
            <text:p>51113708</text:p>
          </table:table-cell>
          <table:table-cell table:style-name="ce26" office:value-type="float" office:value="19100108" calcext:value-type="float">
            <text:p>1910010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7" calcext:value-type="float">
            <text:p>47</text:p>
          </table:table-cell>
          <table:table-cell table:style-name="ce26" office:value-type="float" office:value="51113708" calcext:value-type="float">
            <text:p>51113708</text:p>
          </table:table-cell>
          <table:table-cell table:style-name="ce26" office:value-type="float" office:value="19100108" calcext:value-type="float">
            <text:p>1910010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8" calcext:value-type="float">
            <text:p>48</text:p>
          </table:table-cell>
          <table:table-cell table:style-name="ce25" office:value-type="float" office:value="51111401" calcext:value-type="float">
            <text:p>51111401</text:p>
          </table:table-cell>
          <table:table-cell table:style-name="ce25" office:value-type="float" office:value="19100117" calcext:value-type="float">
            <text:p>1910011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9" calcext:value-type="float">
            <text:p>49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17" calcext:value-type="float">
            <text:p>1910011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0" calcext:value-type="float">
            <text:p>50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17" calcext:value-type="float">
            <text:p>1910011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1" calcext:value-type="float">
            <text:p>51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17" calcext:value-type="float">
            <text:p>1910011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2" calcext:value-type="float">
            <text:p>52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17" calcext:value-type="float">
            <text:p>1910011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3" calcext:value-type="float">
            <text:p>53</text:p>
          </table:table-cell>
          <table:table-cell table:style-name="ce25" office:value-type="float" office:value="51111401" calcext:value-type="float">
            <text:p>51111401</text:p>
          </table:table-cell>
          <table:table-cell table:style-name="ce25" office:value-type="float" office:value="19102300" calcext:value-type="float">
            <text:p>19102300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4" calcext:value-type="float">
            <text:p>54</text:p>
          </table:table-cell>
          <table:table-cell table:style-name="ce24" office:value-type="float" office:value="51111401" calcext:value-type="float">
            <text:p>51111401</text:p>
          </table:table-cell>
          <table:table-cell table:style-name="ce24" office:value-type="float" office:value="19100101" calcext:value-type="float">
            <text:p>1910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5" calcext:value-type="float">
            <text:p>55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6" calcext:value-type="float">
            <text:p>56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2" calcext:value-type="float">
            <text:p>191001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7" calcext:value-type="float">
            <text:p>57</text:p>
          </table:table-cell>
          <table:table-cell table:style-name="ce23" office:value-type="float" office:value="5111220100" calcext:value-type="float">
            <text:p>5111220100</text:p>
          </table:table-cell>
          <table:table-cell table:style-name="ce23" office:value-type="float" office:value="1910010500" calcext:value-type="float">
            <text:p>1910010500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8" calcext:value-type="float">
            <text:p>58</text:p>
          </table:table-cell>
          <table:table-cell table:style-name="ce23" office:value-type="float" office:value="51119002" calcext:value-type="float">
            <text:p>51119002</text:p>
          </table:table-cell>
          <table:table-cell table:style-name="ce23" office:value-type="float" office:value="19109003" calcext:value-type="float">
            <text:p>191090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9" calcext:value-type="float">
            <text:p>59</text:p>
          </table:table-cell>
          <table:table-cell table:style-name="ce29" office:value-type="float" office:value="51112102" calcext:value-type="float">
            <text:p>51112102</text:p>
          </table:table-cell>
          <table:table-cell table:style-name="ce29" office:value-type="float" office:value="19109002" calcext:value-type="float">
            <text:p>191090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1" calcext:value-type="float">
            <text:p>61</text:p>
          </table:table-cell>
          <table:table-cell table:style-name="ce24" office:value-type="float" office:value="16551001" calcext:value-type="float">
            <text:p>16551001</text:p>
          </table:table-cell>
          <table:table-cell table:style-name="ce24" office:value-type="float" office:value="16350101" calcext:value-type="float">
            <text:p>1635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2" calcext:value-type="float">
            <text:p>62</text:p>
          </table:table-cell>
          <table:table-cell table:style-name="ce23" office:value-type="float" office:value="16551001" calcext:value-type="float">
            <text:p>16551001</text:p>
          </table:table-cell>
          <table:table-cell table:style-name="ce23" office:value-type="float" office:value="16350101" calcext:value-type="float">
            <text:p>1635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3" calcext:value-type="float">
            <text:p>63</text:p>
          </table:table-cell>
          <table:table-cell table:style-name="ce23" office:value-type="float" office:value="16551001" calcext:value-type="float">
            <text:p>16551001</text:p>
          </table:table-cell>
          <table:table-cell table:style-name="ce23" office:value-type="float" office:value="16350101" calcext:value-type="float">
            <text:p>1635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4" calcext:value-type="float">
            <text:p>64</text:p>
          </table:table-cell>
          <table:table-cell table:style-name="ce24" office:value-type="float" office:value="16550502" calcext:value-type="float">
            <text:p>16550502</text:p>
          </table:table-cell>
          <table:table-cell table:style-name="ce24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5" calcext:value-type="float">
            <text:p>65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6" calcext:value-type="float">
            <text:p>66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7" calcext:value-type="float">
            <text:p>67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8" calcext:value-type="float">
            <text:p>68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9" calcext:value-type="float">
            <text:p>69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0" calcext:value-type="float">
            <text:p>70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1" calcext:value-type="float">
            <text:p>71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2" calcext:value-type="float">
            <text:p>72</text:p>
          </table:table-cell>
          <table:table-cell table:style-name="ce24" office:value-type="float" office:value="19600303" calcext:value-type="float">
            <text:p>19600303</text:p>
          </table:table-cell>
          <table:table-cell table:style-name="ce24" office:value-type="float" office:value="16359003" calcext:value-type="float">
            <text:p>163590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3" calcext:value-type="float">
            <text:p>73</text:p>
          </table:table-cell>
          <table:table-cell table:style-name="ce23" office:value-type="float" office:value="19600303" calcext:value-type="float">
            <text:p>19600303</text:p>
          </table:table-cell>
          <table:table-cell table:style-name="ce23" office:value-type="float" office:value="16359003" calcext:value-type="float">
            <text:p>163590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4" calcext:value-type="float">
            <text:p>74</text:p>
          </table:table-cell>
          <table:table-cell table:style-name="ce23" office:value-type="float" office:value="19600303" calcext:value-type="float">
            <text:p>19600303</text:p>
          </table:table-cell>
          <table:table-cell table:style-name="ce23" office:value-type="float" office:value="16359003" calcext:value-type="float">
            <text:p>163590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5" calcext:value-type="float">
            <text:p>75</text:p>
          </table:table-cell>
          <table:table-cell table:style-name="ce23" office:value-type="float" office:value="19600303" calcext:value-type="float">
            <text:p>19600303</text:p>
          </table:table-cell>
          <table:table-cell table:style-name="ce23" office:value-type="float" office:value="16359003" calcext:value-type="float">
            <text:p>163590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6" calcext:value-type="float">
            <text:p>76</text:p>
          </table:table-cell>
          <table:table-cell table:style-name="ce24" office:value-type="float" office:value="19600104" calcext:value-type="float">
            <text:p>19600104</text:p>
          </table:table-cell>
          <table:table-cell table:style-name="ce24" office:value-type="float" office:value="16350304" calcext:value-type="float">
            <text:p>163503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7" calcext:value-type="float">
            <text:p>77</text:p>
          </table:table-cell>
          <table:table-cell table:style-name="ce23" office:value-type="float" office:value="19600104" calcext:value-type="float">
            <text:p>19600104</text:p>
          </table:table-cell>
          <table:table-cell table:style-name="ce23" office:value-type="float" office:value="16350304" calcext:value-type="float">
            <text:p>163503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8" calcext:value-type="float">
            <text:p>78</text:p>
          </table:table-cell>
          <table:table-cell table:style-name="ce23" office:value-type="float" office:value="19600104" calcext:value-type="float">
            <text:p>19600104</text:p>
          </table:table-cell>
          <table:table-cell table:style-name="ce23" office:value-type="float" office:value="16350304" calcext:value-type="float">
            <text:p>163503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9" calcext:value-type="float">
            <text:p>79</text:p>
          </table:table-cell>
          <table:table-cell table:style-name="ce23" office:value-type="float" office:value="19600104" calcext:value-type="float">
            <text:p>19600104</text:p>
          </table:table-cell>
          <table:table-cell table:style-name="ce23" office:value-type="float" office:value="16350304" calcext:value-type="float">
            <text:p>163503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0" calcext:value-type="float">
            <text:p>80</text:p>
          </table:table-cell>
          <table:table-cell table:style-name="ce23" office:value-type="float" office:value="19600104" calcext:value-type="float">
            <text:p>19600104</text:p>
          </table:table-cell>
          <table:table-cell table:style-name="ce23" office:value-type="float" office:value="16350304" calcext:value-type="float">
            <text:p>163503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1" calcext:value-type="float">
            <text:p>81</text:p>
          </table:table-cell>
          <table:table-cell table:style-name="ce24" office:value-type="float" office:value="16800206" calcext:value-type="float">
            <text:p>16800206</text:p>
          </table:table-cell>
          <table:table-cell table:style-name="ce24" office:value-type="float" office:value="16351106" calcext:value-type="float">
            <text:p>16351106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2" calcext:value-type="float">
            <text:p>82</text:p>
          </table:table-cell>
          <table:table-cell table:style-name="ce23" office:value-type="float" office:value="16800206" calcext:value-type="float">
            <text:p>16800206</text:p>
          </table:table-cell>
          <table:table-cell table:style-name="ce23" office:value-type="float" office:value="16351106" calcext:value-type="float">
            <text:p>16351106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3" calcext:value-type="float">
            <text:p>83</text:p>
          </table:table-cell>
          <table:table-cell table:style-name="ce24" office:value-type="float" office:value="16700107" calcext:value-type="float">
            <text:p>16700107</text:p>
          </table:table-cell>
          <table:table-cell table:style-name="ce24" office:value-type="float" office:value="16350407" calcext:value-type="float">
            <text:p>1635040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4" calcext:value-type="float">
            <text:p>84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5" calcext:value-type="float">
            <text:p>85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6" calcext:value-type="float">
            <text:p>86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7" calcext:value-type="float">
            <text:p>87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8" calcext:value-type="float">
            <text:p>88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9" calcext:value-type="float">
            <text:p>89</text:p>
          </table:table-cell>
          <table:table-cell table:style-name="ce24" office:value-type="float" office:value="16550108" calcext:value-type="float">
            <text:p>16550108</text:p>
          </table:table-cell>
          <table:table-cell table:style-name="ce24" office:value-type="float" office:value="16350108" calcext:value-type="float">
            <text:p>1635010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0" calcext:value-type="float">
            <text:p>90</text:p>
          </table:table-cell>
          <table:table-cell table:style-name="ce23" office:value-type="float" office:value="16550108" calcext:value-type="float">
            <text:p>16550108</text:p>
          </table:table-cell>
          <table:table-cell table:style-name="ce23" office:value-type="float" office:value="16350108" calcext:value-type="float">
            <text:p>1635010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1" calcext:value-type="float">
            <text:p>91</text:p>
          </table:table-cell>
          <table:table-cell table:style-name="ce23" office:value-type="float" office:value="16550108" calcext:value-type="float">
            <text:p>16550108</text:p>
          </table:table-cell>
          <table:table-cell table:style-name="ce23" office:value-type="float" office:value="16350108" calcext:value-type="float">
            <text:p>1635010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2" calcext:value-type="float">
            <text:p>92</text:p>
          </table:table-cell>
          <table:table-cell table:style-name="ce23" office:value-type="float" office:value="16550108" calcext:value-type="float">
            <text:p>16550108</text:p>
          </table:table-cell>
          <table:table-cell table:style-name="ce23" office:value-type="float" office:value="16350108" calcext:value-type="float">
            <text:p>1635010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3" calcext:value-type="float">
            <text:p>93</text:p>
          </table:table-cell>
          <table:table-cell table:style-name="ce24" office:value-type="float" office:value="16550609" calcext:value-type="float">
            <text:p>16550609</text:p>
          </table:table-cell>
          <table:table-cell table:style-name="ce24" office:value-type="float" office:value="16359009" calcext:value-type="float">
            <text:p>16359009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4" calcext:value-type="float">
            <text:p>94</text:p>
          </table:table-cell>
          <table:table-cell table:style-name="ce23" office:value-type="float" office:value="16550609" calcext:value-type="float">
            <text:p>16550609</text:p>
          </table:table-cell>
          <table:table-cell table:style-name="ce23" office:value-type="float" office:value="16359009" calcext:value-type="float">
            <text:p>16359009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5" calcext:value-type="float">
            <text:p>95</text:p>
          </table:table-cell>
          <table:table-cell table:style-name="ce23" office:value-type="float" office:value="16550609" calcext:value-type="float">
            <text:p>16550609</text:p>
          </table:table-cell>
          <table:table-cell table:style-name="ce23" office:value-type="float" office:value="16359009" calcext:value-type="float">
            <text:p>16359009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6" calcext:value-type="float">
            <text:p>96</text:p>
          </table:table-cell>
          <table:table-cell table:style-name="ce24" office:value-type="float" office:value="16600210" calcext:value-type="float">
            <text:p>16600210</text:p>
          </table:table-cell>
          <table:table-cell table:style-name="ce24" office:value-type="float" office:value="16350210" calcext:value-type="float">
            <text:p>16350210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7" calcext:value-type="float">
            <text:p>97</text:p>
          </table:table-cell>
          <table:table-cell table:style-name="ce23" office:value-type="float" office:value="16600210" calcext:value-type="float">
            <text:p>16600210</text:p>
          </table:table-cell>
          <table:table-cell table:style-name="ce23" office:value-type="float" office:value="16350210" calcext:value-type="float">
            <text:p>16350210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8" calcext:value-type="float">
            <text:p>98</text:p>
          </table:table-cell>
          <table:table-cell table:style-name="ce23" office:value-type="float" office:value="16600210" calcext:value-type="float">
            <text:p>16600210</text:p>
          </table:table-cell>
          <table:table-cell table:style-name="ce23" office:value-type="float" office:value="16350210" calcext:value-type="float">
            <text:p>16350210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9" calcext:value-type="float">
            <text:p>99</text:p>
          </table:table-cell>
          <table:table-cell table:style-name="ce24" office:value-type="float" office:value="16609001" calcext:value-type="float">
            <text:p>16609001</text:p>
          </table:table-cell>
          <table:table-cell table:style-name="ce24" office:value-type="float" office:value="16350211" calcext:value-type="float">
            <text:p>1635021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0" calcext:value-type="float">
            <text:p>100</text:p>
          </table:table-cell>
          <table:table-cell table:style-name="ce23" office:value-type="float" office:value="16609001" calcext:value-type="float">
            <text:p>16609001</text:p>
          </table:table-cell>
          <table:table-cell table:style-name="ce23" office:value-type="float" office:value="16350211" calcext:value-type="float">
            <text:p>1635021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1" calcext:value-type="float">
            <text:p>101</text:p>
          </table:table-cell>
          <table:table-cell table:style-name="ce23" office:value-type="float" office:value="16609001" calcext:value-type="float">
            <text:p>16609001</text:p>
          </table:table-cell>
          <table:table-cell table:style-name="ce23" office:value-type="float" office:value="16350211" calcext:value-type="float">
            <text:p>1635021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2" calcext:value-type="float">
            <text:p>102</text:p>
          </table:table-cell>
          <table:table-cell table:style-name="ce23" office:value-type="float" office:value="16609001" calcext:value-type="float">
            <text:p>16609001</text:p>
          </table:table-cell>
          <table:table-cell table:style-name="ce23" office:value-type="float" office:value="16350211" calcext:value-type="float">
            <text:p>1635021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3" calcext:value-type="float">
            <text:p>103</text:p>
          </table:table-cell>
          <table:table-cell table:style-name="ce24" office:value-type="float" office:value="16650212" calcext:value-type="float">
            <text:p>16650212</text:p>
          </table:table-cell>
          <table:table-cell table:style-name="ce24" office:value-type="float" office:value="16350312" calcext:value-type="float">
            <text:p>163503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4" calcext:value-type="float">
            <text:p>104</text:p>
          </table:table-cell>
          <table:table-cell table:style-name="ce23" office:value-type="float" office:value="16650212" calcext:value-type="float">
            <text:p>16650212</text:p>
          </table:table-cell>
          <table:table-cell table:style-name="ce23" office:value-type="float" office:value="16350312" calcext:value-type="float">
            <text:p>163503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5" calcext:value-type="float">
            <text:p>105</text:p>
          </table:table-cell>
          <table:table-cell table:style-name="ce23" office:value-type="float" office:value="16650212" calcext:value-type="float">
            <text:p>16650212</text:p>
          </table:table-cell>
          <table:table-cell table:style-name="ce23" office:value-type="float" office:value="16350312" calcext:value-type="float">
            <text:p>163503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6" calcext:value-type="float">
            <text:p>106</text:p>
          </table:table-cell>
          <table:table-cell table:style-name="ce23" office:value-type="float" office:value="16650212" calcext:value-type="float">
            <text:p>16650212</text:p>
          </table:table-cell>
          <table:table-cell table:style-name="ce23" office:value-type="float" office:value="16350312" calcext:value-type="float">
            <text:p>163503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7" calcext:value-type="float">
            <text:p>107</text:p>
          </table:table-cell>
          <table:table-cell table:style-name="ce24" office:value-type="float" office:value="16750213" calcext:value-type="float">
            <text:p>16750213</text:p>
          </table:table-cell>
          <table:table-cell table:style-name="ce24" office:value-type="float" office:value="16350513" calcext:value-type="float">
            <text:p>1635051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8" calcext:value-type="float">
            <text:p>108</text:p>
          </table:table-cell>
          <table:table-cell table:style-name="ce23" office:value-type="float" office:value="16750213" calcext:value-type="float">
            <text:p>16750213</text:p>
          </table:table-cell>
          <table:table-cell table:style-name="ce23" office:value-type="float" office:value="16350513" calcext:value-type="float">
            <text:p>1635051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9" calcext:value-type="float">
            <text:p>109</text:p>
          </table:table-cell>
          <table:table-cell table:style-name="ce23" office:value-type="float" office:value="16750213" calcext:value-type="float">
            <text:p>16750213</text:p>
          </table:table-cell>
          <table:table-cell table:style-name="ce23" office:value-type="float" office:value="16350513" calcext:value-type="float">
            <text:p>1635051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0" calcext:value-type="float">
            <text:p>110</text:p>
          </table:table-cell>
          <table:table-cell table:style-name="ce23" office:value-type="float" office:value="16750213" calcext:value-type="float">
            <text:p>16750213</text:p>
          </table:table-cell>
          <table:table-cell table:style-name="ce23" office:value-type="float" office:value="16350513" calcext:value-type="float">
            <text:p>1635051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1" calcext:value-type="float">
            <text:p>111</text:p>
          </table:table-cell>
          <table:table-cell table:style-name="ce24" office:value-type="float" office:value="16551114" calcext:value-type="float">
            <text:p>16551114</text:p>
          </table:table-cell>
          <table:table-cell table:style-name="ce24" office:value-type="float" office:value="16350114" calcext:value-type="float">
            <text:p>1635011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2" calcext:value-type="float">
            <text:p>112</text:p>
          </table:table-cell>
          <table:table-cell table:style-name="ce23" office:value-type="float" office:value="16551114" calcext:value-type="float">
            <text:p>16551114</text:p>
          </table:table-cell>
          <table:table-cell table:style-name="ce23" office:value-type="float" office:value="16350114" calcext:value-type="float">
            <text:p>1635011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3" calcext:value-type="float">
            <text:p>113</text:p>
          </table:table-cell>
          <table:table-cell table:style-name="ce23" office:value-type="float" office:value="16551114" calcext:value-type="float">
            <text:p>16551114</text:p>
          </table:table-cell>
          <table:table-cell table:style-name="ce23" office:value-type="float" office:value="16350114" calcext:value-type="float">
            <text:p>1635011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4" calcext:value-type="float">
            <text:p>114</text:p>
          </table:table-cell>
          <table:table-cell table:style-name="ce23" office:value-type="float" office:value="16551114" calcext:value-type="float">
            <text:p>16551114</text:p>
          </table:table-cell>
          <table:table-cell table:style-name="ce23" office:value-type="float" office:value="16350114" calcext:value-type="float">
            <text:p>1635011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5" calcext:value-type="float">
            <text:p>115</text:p>
          </table:table-cell>
          <table:table-cell table:style-name="ce23" office:value-type="float" office:value="16551114" calcext:value-type="float">
            <text:p>16551114</text:p>
          </table:table-cell>
          <table:table-cell table:style-name="ce23" office:value-type="float" office:value="16350114" calcext:value-type="float">
            <text:p>1635011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6" calcext:value-type="float">
            <text:p>116</text:p>
          </table:table-cell>
          <table:table-cell table:style-name="ce24" office:value-type="float" office:value="16550502" calcext:value-type="float">
            <text:p>16550502</text:p>
          </table:table-cell>
          <table:table-cell table:style-name="ce24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7" calcext:value-type="float">
            <text:p>117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8" calcext:value-type="float">
            <text:p>118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9" calcext:value-type="float">
            <text:p>119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0" calcext:value-type="float">
            <text:p>120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1" calcext:value-type="float">
            <text:p>121</text:p>
          </table:table-cell>
          <table:table-cell table:style-name="ce24" office:value-type="float" office:value="19600716" calcext:value-type="float">
            <text:p>19600716</text:p>
          </table:table-cell>
          <table:table-cell table:style-name="ce24" office:value-type="float" office:value="16350316" calcext:value-type="float">
            <text:p>16350316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2" calcext:value-type="float">
            <text:p>122</text:p>
          </table:table-cell>
          <table:table-cell table:style-name="ce23" office:value-type="float" office:value="19600716" calcext:value-type="float">
            <text:p>19600716</text:p>
          </table:table-cell>
          <table:table-cell table:style-name="ce23" office:value-type="float" office:value="16350316" calcext:value-type="float">
            <text:p>16350316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3" calcext:value-type="float">
            <text:p>123</text:p>
          </table:table-cell>
          <table:table-cell table:style-name="ce23" office:value-type="float" office:value="19600716" calcext:value-type="float">
            <text:p>19600716</text:p>
          </table:table-cell>
          <table:table-cell table:style-name="ce23" office:value-type="float" office:value="16350316" calcext:value-type="float">
            <text:p>16350316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4" calcext:value-type="float">
            <text:p>124</text:p>
          </table:table-cell>
          <table:table-cell table:style-name="ce23" office:value-type="float" office:value="19600716" calcext:value-type="float">
            <text:p>19600716</text:p>
          </table:table-cell>
          <table:table-cell table:style-name="ce23" office:value-type="float" office:value="16350316" calcext:value-type="float">
            <text:p>16350316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5" calcext:value-type="float">
            <text:p>125</text:p>
          </table:table-cell>
          <table:table-cell table:style-name="ce23" office:value-type="float" office:value="19600716" calcext:value-type="float">
            <text:p>19600716</text:p>
          </table:table-cell>
          <table:table-cell table:style-name="ce23" office:value-type="float" office:value="16350316" calcext:value-type="float">
            <text:p>16350316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6" calcext:value-type="float">
            <text:p>126</text:p>
          </table:table-cell>
          <table:table-cell table:style-name="ce24" office:value-type="float" office:value="16650118" calcext:value-type="float">
            <text:p>16650118</text:p>
          </table:table-cell>
          <table:table-cell table:style-name="ce24" office:value-type="float" office:value="16350318" calcext:value-type="float">
            <text:p>1635031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7" calcext:value-type="float">
            <text:p>127</text:p>
          </table:table-cell>
          <table:table-cell table:style-name="ce23" office:value-type="float" office:value="16650118" calcext:value-type="float">
            <text:p>16650118</text:p>
          </table:table-cell>
          <table:table-cell table:style-name="ce23" office:value-type="float" office:value="16350318" calcext:value-type="float">
            <text:p>1635031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8" calcext:value-type="float">
            <text:p>128</text:p>
          </table:table-cell>
          <table:table-cell table:style-name="ce24" office:value-type="float" office:value="51110320" calcext:value-type="float">
            <text:p>51110320</text:p>
          </table:table-cell>
          <table:table-cell table:style-name="ce24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9" calcext:value-type="float">
            <text:p>129</text:p>
          </table:table-cell>
          <table:table-cell table:style-name="ce23" office:value-type="float" office:value="51110320" calcext:value-type="float">
            <text:p>51110320</text:p>
          </table:table-cell>
          <table:table-cell table:style-name="ce23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30" calcext:value-type="float">
            <text:p>130</text:p>
          </table:table-cell>
          <table:table-cell table:style-name="ce23" office:value-type="float" office:value="51110320" calcext:value-type="float">
            <text:p>51110320</text:p>
          </table:table-cell>
          <table:table-cell table:style-name="ce23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31" calcext:value-type="float">
            <text:p>131</text:p>
          </table:table-cell>
          <table:table-cell table:style-name="ce23" office:value-type="float" office:value="51110320" calcext:value-type="float">
            <text:p>51110320</text:p>
          </table:table-cell>
          <table:table-cell table:style-name="ce23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32" calcext:value-type="float">
            <text:p>132</text:p>
          </table:table-cell>
          <table:table-cell table:style-name="ce24" office:value-type="float" office:value="16700221" calcext:value-type="float">
            <text:p>16700221</text:p>
          </table:table-cell>
          <table:table-cell table:style-name="ce24" office:value-type="float" office:value="16350421" calcext:value-type="float">
            <text:p>1635042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33" calcext:value-type="float">
            <text:p>133</text:p>
          </table:table-cell>
          <table:table-cell table:style-name="ce23" office:value-type="float" office:value="16700221" calcext:value-type="float">
            <text:p>16700221</text:p>
          </table:table-cell>
          <table:table-cell table:style-name="ce23" office:value-type="float" office:value="16350421" calcext:value-type="float">
            <text:p>1635042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34" calcext:value-type="float">
            <text:p>134</text:p>
          </table:table-cell>
          <table:table-cell table:style-name="ce23" office:value-type="float" office:value="16700221" calcext:value-type="float">
            <text:p>16700221</text:p>
          </table:table-cell>
          <table:table-cell table:style-name="ce23" office:value-type="float" office:value="16350421" calcext:value-type="float">
            <text:p>1635042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36" calcext:value-type="float">
            <text:p>136</text:p>
          </table:table-cell>
          <table:table-cell table:style-name="ce31" office:value-type="float" office:value="19700822" calcext:value-type="float">
            <text:p>19700822</text:p>
          </table:table-cell>
          <table:table-cell table:style-name="ce31" office:value-type="float" office:value="16350422" calcext:value-type="float">
            <text:p>1635042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41" calcext:value-type="float">
            <text:p>141</text:p>
          </table:table-cell>
          <table:table-cell table:style-name="ce32" office:value-type="float" office:value="51115801" calcext:value-type="float">
            <text:p>51115801</text:p>
          </table:table-cell>
          <table:table-cell table:style-name="ce32" office:value-type="float" office:value="19102401" calcext:value-type="float">
            <text:p>19102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42" calcext:value-type="float">
            <text:p>142</text:p>
          </table:table-cell>
          <table:table-cell table:style-name="ce25" office:value-type="float" office:value="16659021" calcext:value-type="float">
            <text:p>16659021</text:p>
          </table:table-cell>
          <table:table-cell table:style-name="ce25" office:value-type="float" office:value="16359021" calcext:value-type="float">
            <text:p>1635902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45" calcext:value-type="float">
            <text:p>145</text:p>
          </table:table-cell>
          <table:table-cell table:number-columns-repeated="2" table:style-name="ce26" office:value-type="float" office:value="160501" calcext:value-type="float">
            <text:p>1605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46" calcext:value-type="float">
            <text:p>146</text:p>
          </table:table-cell>
          <table:table-cell table:number-columns-repeated="2" table:style-name="ce26" office:value-type="float" office:value="164001" calcext:value-type="float">
            <text:p>1640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48" calcext:value-type="float">
            <text:p>148</text:p>
          </table:table-cell>
          <table:table-cell table:style-name="ce33" office:value-type="float" office:value="83900720" calcext:value-type="float">
            <text:p>83900720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49" calcext:value-type="float">
            <text:p>149</text:p>
          </table:table-cell>
          <table:table-cell table:style-name="ce33" office:value-type="float" office:value="83900726" calcext:value-type="float">
            <text:p>83900726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0" calcext:value-type="float">
            <text:p>150</text:p>
          </table:table-cell>
          <table:table-cell table:style-name="ce33" office:value-type="float" office:value="83900722" calcext:value-type="float">
            <text:p>83900722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1" calcext:value-type="float">
            <text:p>151</text:p>
          </table:table-cell>
          <table:table-cell table:style-name="ce33" office:value-type="float" office:value="83900718" calcext:value-type="float">
            <text:p>83900718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2" calcext:value-type="float">
            <text:p>152</text:p>
          </table:table-cell>
          <table:table-cell table:style-name="ce33" office:value-type="float" office:value="83900731" calcext:value-type="float">
            <text:p>83900731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3" calcext:value-type="float">
            <text:p>153</text:p>
          </table:table-cell>
          <table:table-cell table:style-name="ce33" office:value-type="float" office:value="83900730" calcext:value-type="float">
            <text:p>83900730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4" calcext:value-type="float">
            <text:p>154</text:p>
          </table:table-cell>
          <table:table-cell table:style-name="ce33" office:value-type="float" office:value="83900724" calcext:value-type="float">
            <text:p>83900724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5" calcext:value-type="float">
            <text:p>155</text:p>
          </table:table-cell>
          <table:table-cell table:style-name="ce33" office:value-type="float" office:value="83900727" calcext:value-type="float">
            <text:p>83900727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6" calcext:value-type="float">
            <text:p>156</text:p>
          </table:table-cell>
          <table:table-cell table:style-name="ce33" office:value-type="float" office:value="83900723" calcext:value-type="float">
            <text:p>83900723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7" calcext:value-type="float">
            <text:p>157</text:p>
          </table:table-cell>
          <table:table-cell table:style-name="ce33" office:value-type="float" office:value="83900729" calcext:value-type="float">
            <text:p>83900729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8" calcext:value-type="float">
            <text:p>158</text:p>
          </table:table-cell>
          <table:table-cell table:style-name="ce33" office:value-type="float" office:value="83900721" calcext:value-type="float">
            <text:p>83900721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9" calcext:value-type="float">
            <text:p>159</text:p>
          </table:table-cell>
          <table:table-cell table:style-name="ce33" office:value-type="float" office:value="83900725" calcext:value-type="float">
            <text:p>83900725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60" calcext:value-type="float">
            <text:p>160</text:p>
          </table:table-cell>
          <table:table-cell table:style-name="ce33" office:value-type="float" office:value="83900716" calcext:value-type="float">
            <text:p>83900716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61" calcext:value-type="float">
            <text:p>161</text:p>
          </table:table-cell>
          <table:table-cell table:style-name="ce33" office:value-type="float" office:value="83900732" calcext:value-type="float">
            <text:p>83900732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62" calcext:value-type="float">
            <text:p>162</text:p>
          </table:table-cell>
          <table:table-cell table:style-name="ce33" office:value-type="float" office:value="83900728" calcext:value-type="float">
            <text:p>83900728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3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upo_depreciacion" table:style-name="ta1">
        <table:table-column table:style-name="co1" table:number-columns-repeated="3" table:default-cell-style-name="ce36"/>
        <table:table-column table:style-name="co21" table:default-cell-style-name="ce36"/>
        <table:table-column table:style-name="co22" table:default-cell-style-name="ce36"/>
        <table:table-column table:style-name="co1" table:number-columns-repeated="1019" table:default-cell-style-name="ce36"/>
        <table:table-row table:style-name="ro5">
          <table:table-cell table:style-name="ce34" office:value-type="string" calcext:value-type="string">
            <text:p>Grupo_id</text:p>
          </table:table-cell>
          <table:table-cell table:style-name="ce34" office:value-type="string" calcext:value-type="string">
            <text:p>Depreciacion</text:p>
          </table:table-cell>
          <table:table-cell table:style-name="ce34" office:value-type="string" calcext:value-type="string">
            <text:p>Vita Util</text:p>
          </table:table-cell>
          <table:table-cell table:style-name="ce34" office:value-type="string" calcext:value-type="string">
            <text:p>Cuenta_debito</text:p>
          </table:table-cell>
          <table:table-cell table:style-name="ce34" office:value-type="string" calcext:value-type="string">
            <text:p>Cuenta_Credito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-1" calcext:value-type="float">
            <text:p>-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-2" calcext:value-type="float">
            <text:p>-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9" calcext:value-type="float">
            <text:p>3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0" calcext:value-type="float">
            <text:p>4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1" calcext:value-type="float">
            <text:p>4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2" calcext:value-type="float">
            <text:p>4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3" calcext:value-type="float">
            <text:p>4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4" calcext:value-type="float">
            <text:p>4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5" calcext:value-type="float">
            <text:p>4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6" calcext:value-type="float">
            <text:p>4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7" calcext:value-type="float">
            <text:p>4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8" calcext:value-type="float">
            <text:p>4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9" calcext:value-type="float">
            <text:p>4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51" calcext:value-type="float">
            <text:p>5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52" calcext:value-type="float">
            <text:p>5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53" calcext:value-type="float">
            <text:p>5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54" calcext:value-type="float">
            <text:p>5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55" calcext:value-type="float">
            <text:p>5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56" calcext:value-type="float">
            <text:p>5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57" calcext:value-type="float">
            <text:p>5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58" calcext:value-type="float">
            <text:p>5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59" calcext:value-type="float">
            <text:p>5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60" calcext:value-type="float">
            <text:p>6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61" calcext:value-type="float">
            <text:p>61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1" calcext:value-type="float">
            <text:p>16850401</text:p>
          </table:table-cell>
          <table:table-cell table:number-columns-repeated="1019"/>
        </table:table-row>
        <table:table-row table:style-name="ro4">
          <table:table-cell table:style-name="ce6" office:value-type="float" office:value="62" calcext:value-type="float">
            <text:p>62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1" calcext:value-type="float">
            <text:p>16850401</text:p>
          </table:table-cell>
          <table:table-cell table:number-columns-repeated="1019"/>
        </table:table-row>
        <table:table-row table:style-name="ro4">
          <table:table-cell table:style-name="ce6" office:value-type="float" office:value="63" calcext:value-type="float">
            <text:p>63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1" calcext:value-type="float">
            <text:p>16850401</text:p>
          </table:table-cell>
          <table:table-cell table:number-columns-repeated="1019"/>
        </table:table-row>
        <table:table-row table:style-name="ro4">
          <table:table-cell table:style-name="ce6" office:value-type="float" office:value="64" calcext:value-type="float">
            <text:p>6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65" calcext:value-type="float">
            <text:p>6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66" calcext:value-type="float">
            <text:p>6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67" calcext:value-type="float">
            <text:p>6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68" calcext:value-type="float">
            <text:p>6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69" calcext:value-type="float">
            <text:p>6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0" calcext:value-type="float">
            <text:p>7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1" calcext:value-type="float">
            <text:p>7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3" calcext:value-type="float">
            <text:p>7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4" calcext:value-type="float">
            <text:p>7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5" calcext:value-type="float">
            <text:p>7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6" calcext:value-type="float">
            <text:p>7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7" calcext:value-type="float">
            <text:p>7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9" calcext:value-type="float">
            <text:p>7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80" calcext:value-type="float">
            <text:p>8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81" calcext:value-type="float">
            <text:p>81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9" calcext:value-type="float">
            <text:p>533009</text:p>
          </table:table-cell>
          <table:table-cell table:style-name="ce38" office:value-type="float" office:value="16850906" calcext:value-type="float">
            <text:p>16850906</text:p>
          </table:table-cell>
          <table:table-cell table:number-columns-repeated="1019"/>
        </table:table-row>
        <table:table-row table:style-name="ro4">
          <table:table-cell table:style-name="ce6" office:value-type="float" office:value="82" calcext:value-type="float">
            <text:p>82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9" calcext:value-type="float">
            <text:p>533009</text:p>
          </table:table-cell>
          <table:table-cell table:style-name="ce38" office:value-type="float" office:value="16850906" calcext:value-type="float">
            <text:p>16850906</text:p>
          </table:table-cell>
          <table:table-cell table:number-columns-repeated="1019"/>
        </table:table-row>
        <table:table-row table:style-name="ro4">
          <table:table-cell table:style-name="ce6" office:value-type="float" office:value="83" calcext:value-type="float">
            <text:p>83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07" calcext:value-type="float">
            <text:p>16850707</text:p>
          </table:table-cell>
          <table:table-cell table:number-columns-repeated="1019"/>
        </table:table-row>
        <table:table-row table:style-name="ro4">
          <table:table-cell table:style-name="ce6" office:value-type="float" office:value="84" calcext:value-type="float">
            <text:p>84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07" calcext:value-type="float">
            <text:p>16850707</text:p>
          </table:table-cell>
          <table:table-cell table:number-columns-repeated="1019"/>
        </table:table-row>
        <table:table-row table:style-name="ro4">
          <table:table-cell table:style-name="ce6" office:value-type="float" office:value="85" calcext:value-type="float">
            <text:p>85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07" calcext:value-type="float">
            <text:p>16850707</text:p>
          </table:table-cell>
          <table:table-cell table:number-columns-repeated="1019"/>
        </table:table-row>
        <table:table-row table:style-name="ro4">
          <table:table-cell table:style-name="ce6" office:value-type="float" office:value="86" calcext:value-type="float">
            <text:p>86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07" calcext:value-type="float">
            <text:p>16850707</text:p>
          </table:table-cell>
          <table:table-cell table:number-columns-repeated="1019"/>
        </table:table-row>
        <table:table-row table:style-name="ro4">
          <table:table-cell table:style-name="ce6" office:value-type="float" office:value="87" calcext:value-type="float">
            <text:p>87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07" calcext:value-type="float">
            <text:p>16850707</text:p>
          </table:table-cell>
          <table:table-cell table:number-columns-repeated="1019"/>
        </table:table-row>
        <table:table-row table:style-name="ro4">
          <table:table-cell table:style-name="ce6" office:value-type="float" office:value="88" calcext:value-type="float">
            <text:p>88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07" calcext:value-type="float">
            <text:p>16850707</text:p>
          </table:table-cell>
          <table:table-cell table:number-columns-repeated="1019"/>
        </table:table-row>
        <table:table-row table:style-name="ro4">
          <table:table-cell table:style-name="ce6" office:value-type="float" office:value="89" calcext:value-type="float">
            <text:p>89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8" calcext:value-type="float">
            <text:p>16850408</text:p>
          </table:table-cell>
          <table:table-cell table:number-columns-repeated="1019"/>
        </table:table-row>
        <table:table-row table:style-name="ro4">
          <table:table-cell table:style-name="ce6" office:value-type="float" office:value="90" calcext:value-type="float">
            <text:p>90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8" calcext:value-type="float">
            <text:p>16850408</text:p>
          </table:table-cell>
          <table:table-cell table:number-columns-repeated="1019"/>
        </table:table-row>
        <table:table-row table:style-name="ro4">
          <table:table-cell table:style-name="ce6" office:value-type="float" office:value="91" calcext:value-type="float">
            <text:p>91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8" calcext:value-type="float">
            <text:p>16850408</text:p>
          </table:table-cell>
          <table:table-cell table:number-columns-repeated="1019"/>
        </table:table-row>
        <table:table-row table:style-name="ro4">
          <table:table-cell table:style-name="ce6" office:value-type="float" office:value="92" calcext:value-type="float">
            <text:p>92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8" calcext:value-type="float">
            <text:p>16850408</text:p>
          </table:table-cell>
          <table:table-cell table:number-columns-repeated="1019"/>
        </table:table-row>
        <table:table-row table:style-name="ro4">
          <table:table-cell table:style-name="ce6" office:value-type="float" office:value="93" calcext:value-type="float">
            <text:p>93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9" calcext:value-type="float">
            <text:p>16850409</text:p>
          </table:table-cell>
          <table:table-cell table:number-columns-repeated="1019"/>
        </table:table-row>
        <table:table-row table:style-name="ro4">
          <table:table-cell table:style-name="ce6" office:value-type="float" office:value="94" calcext:value-type="float">
            <text:p>94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9" calcext:value-type="float">
            <text:p>16850409</text:p>
          </table:table-cell>
          <table:table-cell table:number-columns-repeated="1019"/>
        </table:table-row>
        <table:table-row table:style-name="ro4">
          <table:table-cell table:style-name="ce6" office:value-type="float" office:value="95" calcext:value-type="float">
            <text:p>95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9" calcext:value-type="float">
            <text:p>16850409</text:p>
          </table:table-cell>
          <table:table-cell table:number-columns-repeated="1019"/>
        </table:table-row>
        <table:table-row table:style-name="ro4">
          <table:table-cell table:style-name="ce6" office:value-type="float" office:value="96" calcext:value-type="float">
            <text:p>96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5" calcext:value-type="float">
            <text:p>533005</text:p>
          </table:table-cell>
          <table:table-cell table:style-name="ce38" office:value-type="float" office:value="16850510" calcext:value-type="float">
            <text:p>16850510</text:p>
          </table:table-cell>
          <table:table-cell table:number-columns-repeated="1019"/>
        </table:table-row>
        <table:table-row table:style-name="ro4">
          <table:table-cell table:style-name="ce6" office:value-type="float" office:value="97" calcext:value-type="float">
            <text:p>97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5" calcext:value-type="float">
            <text:p>533005</text:p>
          </table:table-cell>
          <table:table-cell table:style-name="ce38" office:value-type="float" office:value="16850510" calcext:value-type="float">
            <text:p>16850510</text:p>
          </table:table-cell>
          <table:table-cell table:number-columns-repeated="1019"/>
        </table:table-row>
        <table:table-row table:style-name="ro4">
          <table:table-cell table:style-name="ce6" office:value-type="float" office:value="98" calcext:value-type="float">
            <text:p>98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5" calcext:value-type="float">
            <text:p>533005</text:p>
          </table:table-cell>
          <table:table-cell table:style-name="ce38" office:value-type="float" office:value="16850510" calcext:value-type="float">
            <text:p>16850510</text:p>
          </table:table-cell>
          <table:table-cell table:number-columns-repeated="1019"/>
        </table:table-row>
        <table:table-row table:style-name="ro4">
          <table:table-cell table:style-name="ce6" office:value-type="float" office:value="99" calcext:value-type="float">
            <text:p>99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5" calcext:value-type="float">
            <text:p>533005</text:p>
          </table:table-cell>
          <table:table-cell table:style-name="ce38" office:value-type="float" office:value="16850511" calcext:value-type="float">
            <text:p>16850511</text:p>
          </table:table-cell>
          <table:table-cell table:number-columns-repeated="1019"/>
        </table:table-row>
        <table:table-row table:style-name="ro4">
          <table:table-cell table:style-name="ce6" office:value-type="float" office:value="100" calcext:value-type="float">
            <text:p>100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5" calcext:value-type="float">
            <text:p>533005</text:p>
          </table:table-cell>
          <table:table-cell table:style-name="ce38" office:value-type="float" office:value="16850511" calcext:value-type="float">
            <text:p>16850511</text:p>
          </table:table-cell>
          <table:table-cell table:number-columns-repeated="1019"/>
        </table:table-row>
        <table:table-row table:style-name="ro4">
          <table:table-cell table:style-name="ce6" office:value-type="float" office:value="101" calcext:value-type="float">
            <text:p>101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5" calcext:value-type="float">
            <text:p>533005</text:p>
          </table:table-cell>
          <table:table-cell table:style-name="ce38" office:value-type="float" office:value="16850511" calcext:value-type="float">
            <text:p>16850511</text:p>
          </table:table-cell>
          <table:table-cell table:number-columns-repeated="1019"/>
        </table:table-row>
        <table:table-row table:style-name="ro4">
          <table:table-cell table:style-name="ce6" office:value-type="float" office:value="102" calcext:value-type="float">
            <text:p>102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5" calcext:value-type="float">
            <text:p>533005</text:p>
          </table:table-cell>
          <table:table-cell table:style-name="ce38" office:value-type="float" office:value="16850511" calcext:value-type="float">
            <text:p>16850511</text:p>
          </table:table-cell>
          <table:table-cell table:number-columns-repeated="1019"/>
        </table:table-row>
        <table:table-row table:style-name="ro4">
          <table:table-cell table:style-name="ce6" office:value-type="float" office:value="103" calcext:value-type="float">
            <text:p>103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6" calcext:value-type="float">
            <text:p>533006</text:p>
          </table:table-cell>
          <table:table-cell table:style-name="ce38" office:value-type="float" office:value="16850612" calcext:value-type="float">
            <text:p>16850612</text:p>
          </table:table-cell>
          <table:table-cell table:number-columns-repeated="1019"/>
        </table:table-row>
        <table:table-row table:style-name="ro4">
          <table:table-cell table:style-name="ce6" office:value-type="float" office:value="104" calcext:value-type="float">
            <text:p>104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6" calcext:value-type="float">
            <text:p>533006</text:p>
          </table:table-cell>
          <table:table-cell table:style-name="ce38" office:value-type="float" office:value="16850612" calcext:value-type="float">
            <text:p>16850612</text:p>
          </table:table-cell>
          <table:table-cell table:number-columns-repeated="1019"/>
        </table:table-row>
        <table:table-row table:style-name="ro4">
          <table:table-cell table:style-name="ce6" office:value-type="float" office:value="105" calcext:value-type="float">
            <text:p>105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6" calcext:value-type="float">
            <text:p>533006</text:p>
          </table:table-cell>
          <table:table-cell table:style-name="ce38" office:value-type="float" office:value="16850612" calcext:value-type="float">
            <text:p>16850612</text:p>
          </table:table-cell>
          <table:table-cell table:number-columns-repeated="1019"/>
        </table:table-row>
        <table:table-row table:style-name="ro4">
          <table:table-cell table:style-name="ce6" office:value-type="float" office:value="106" calcext:value-type="float">
            <text:p>106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6" calcext:value-type="float">
            <text:p>533006</text:p>
          </table:table-cell>
          <table:table-cell table:style-name="ce38" office:value-type="float" office:value="16850612" calcext:value-type="float">
            <text:p>16850612</text:p>
          </table:table-cell>
          <table:table-cell table:number-columns-repeated="1019"/>
        </table:table-row>
        <table:table-row table:style-name="ro4">
          <table:table-cell table:style-name="ce6" office:value-type="float" office:value="107" calcext:value-type="float">
            <text:p>107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8" calcext:value-type="float">
            <text:p>533008</text:p>
          </table:table-cell>
          <table:table-cell table:style-name="ce38" office:value-type="float" office:value="16850813" calcext:value-type="float">
            <text:p>16850813</text:p>
          </table:table-cell>
          <table:table-cell table:number-columns-repeated="1019"/>
        </table:table-row>
        <table:table-row table:style-name="ro4">
          <table:table-cell table:style-name="ce6" office:value-type="float" office:value="108" calcext:value-type="float">
            <text:p>108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8" calcext:value-type="float">
            <text:p>533008</text:p>
          </table:table-cell>
          <table:table-cell table:style-name="ce38" office:value-type="float" office:value="16850813" calcext:value-type="float">
            <text:p>16850813</text:p>
          </table:table-cell>
          <table:table-cell table:number-columns-repeated="1019"/>
        </table:table-row>
        <table:table-row table:style-name="ro4">
          <table:table-cell table:style-name="ce6" office:value-type="float" office:value="109" calcext:value-type="float">
            <text:p>109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8" calcext:value-type="float">
            <text:p>533008</text:p>
          </table:table-cell>
          <table:table-cell table:style-name="ce38" office:value-type="float" office:value="16850813" calcext:value-type="float">
            <text:p>16850813</text:p>
          </table:table-cell>
          <table:table-cell table:number-columns-repeated="1019"/>
        </table:table-row>
        <table:table-row table:style-name="ro4">
          <table:table-cell table:style-name="ce6" office:value-type="float" office:value="110" calcext:value-type="float">
            <text:p>110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8" calcext:value-type="float">
            <text:p>533008</text:p>
          </table:table-cell>
          <table:table-cell table:style-name="ce38" office:value-type="float" office:value="16850813" calcext:value-type="float">
            <text:p>16850813</text:p>
          </table:table-cell>
          <table:table-cell table:number-columns-repeated="1019"/>
        </table:table-row>
        <table:table-row table:style-name="ro4">
          <table:table-cell table:style-name="ce6" office:value-type="float" office:value="111" calcext:value-type="float">
            <text:p>111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12" calcext:value-type="float">
            <text:p>112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13" calcext:value-type="float">
            <text:p>113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14" calcext:value-type="float">
            <text:p>114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15" calcext:value-type="float">
            <text:p>115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16" calcext:value-type="float">
            <text:p>116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17" calcext:value-type="float">
            <text:p>117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18" calcext:value-type="float">
            <text:p>118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19" calcext:value-type="float">
            <text:p>119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20" calcext:value-type="float">
            <text:p>120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21" calcext:value-type="float">
            <text:p>12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22" calcext:value-type="float">
            <text:p>12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23" calcext:value-type="float">
            <text:p>12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24" calcext:value-type="float">
            <text:p>12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25" calcext:value-type="float">
            <text:p>12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26" calcext:value-type="float">
            <text:p>126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6" calcext:value-type="float">
            <text:p>533006</text:p>
          </table:table-cell>
          <table:table-cell table:style-name="ce38" office:value-type="float" office:value="16850618" calcext:value-type="float">
            <text:p>16850618</text:p>
          </table:table-cell>
          <table:table-cell table:number-columns-repeated="1019"/>
        </table:table-row>
        <table:table-row table:style-name="ro4">
          <table:table-cell table:style-name="ce6" office:value-type="float" office:value="127" calcext:value-type="float">
            <text:p>127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6" calcext:value-type="float">
            <text:p>533006</text:p>
          </table:table-cell>
          <table:table-cell table:style-name="ce38" office:value-type="float" office:value="16850618" calcext:value-type="float">
            <text:p>16850618</text:p>
          </table:table-cell>
          <table:table-cell table:number-columns-repeated="1019"/>
        </table:table-row>
        <table:table-row table:style-name="ro4">
          <table:table-cell table:style-name="ce6" office:value-type="float" office:value="128" calcext:value-type="float">
            <text:p>12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29" calcext:value-type="float">
            <text:p>12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30" calcext:value-type="float">
            <text:p>13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31" calcext:value-type="float">
            <text:p>13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32" calcext:value-type="float">
            <text:p>132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33" calcext:value-type="float">
            <text:p>133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34" calcext:value-type="float">
            <text:p>134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35" calcext:value-type="float">
            <text:p>135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36" calcext:value-type="float">
            <text:p>136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37" calcext:value-type="float">
            <text:p>137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38" calcext:value-type="float">
            <text:p>138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39" calcext:value-type="float">
            <text:p>139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40" calcext:value-type="float">
            <text:p>140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41" calcext:value-type="float">
            <text:p>141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42" calcext:value-type="float">
            <text:p>14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43" calcext:value-type="float">
            <text:p>14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44" calcext:value-type="float">
            <text:p>14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45" calcext:value-type="float">
            <text:p>14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46" calcext:value-type="float">
            <text:p>14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47" calcext:value-type="float">
            <text:p>14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48" calcext:value-type="float">
            <text:p>14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49" calcext:value-type="float">
            <text:p>14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0" calcext:value-type="float">
            <text:p>15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1" calcext:value-type="float">
            <text:p>15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2" calcext:value-type="float">
            <text:p>15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3" calcext:value-type="float">
            <text:p>15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4" calcext:value-type="float">
            <text:p>15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5" calcext:value-type="float">
            <text:p>15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6" calcext:value-type="float">
            <text:p>15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7" calcext:value-type="float">
            <text:p>15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8" calcext:value-type="float">
            <text:p>15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9" calcext:value-type="float">
            <text:p>15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60" calcext:value-type="float">
            <text:p>16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61" calcext:value-type="float">
            <text:p>16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62" calcext:value-type="float">
            <text:p>16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8"/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04840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8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8P2" style:volatile="true">
      <number:currency-symbol/>
      <number:text>- </number:text>
    </number:currency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12P0" style:volatile="true">
      <number:number number:decimal-places="0" number:min-integer-digits="1" number:grouping="true"/>
      <number:text> </number:text>
    </number:number-style>
    <number:number-style style:name="N112P1" style:volatile="true">
      <number:text> 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5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5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5P2" style:volatile="true">
      <number:currency-symbol/>
      <number:text>-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19">
      <number:month/>
      <number:text>/</number:text>
      <number:day/>
      <number:text>/</number:text>
      <number:year number:style="long"/>
    </number:date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year number:style="long"/>
    </number:date-style>
    <number:number-style style:name="N122">
      <number:number number:decimal-places="0" number:min-integer-digits="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year/>
    </number:date-style>
    <number:currency-style style:name="N12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8P0"/>
    </number:currency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O">
      <loext:fill-character> </loext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loext:fill-character> </loext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O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O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CO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38" number:language="es" number:country="CO">
      <number:year/>
    </number:date-style>
    <number:date-style style:name="N10139" number:language="es" number:country="CO">
      <number:year number:style="long"/>
    </number:date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19:37:38.4663273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2:13:20.094485565</meta:creation-date>
    <meta:generator>LibreOffice/4.3.6.2$Linux_X86_64 LibreOffice_project/430$Build-2</meta:generator>
    <dc:date>2015-05-15T11:51:00.125975584</dc:date>
    <meta:editing-duration>PT3H1M56S</meta:editing-duration>
    <meta:editing-cycles>10</meta:editing-cycles>
    <dc:creator>Diana Rodríguez</dc:creator>
    <meta:document-statistic meta:table-count="6" meta:cell-count="4743" meta:object-count="0"/>
  </office:meta>
</office:document-meta>
</file>